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Lohit Hindi" svg:font-family="'Lohit Hindi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Таблица1" style:family="table">
      <style:table-properties style:width="10.804cm" table:align="left"/>
    </style:style>
    <style:style style:name="Таблица1.A" style:family="table-column">
      <style:table-column-properties style:column-width="4.415cm"/>
    </style:style>
    <style:style style:name="Таблица1.B" style:family="table-column">
      <style:table-column-properties style:column-width="4.637cm"/>
    </style:style>
    <style:style style:name="Таблица1.C" style:family="table-column">
      <style:table-column-properties style:column-width="1.752cm"/>
    </style:style>
    <style:style style:name="Таблица1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10.8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4.415cm"/>
    </style:style>
    <style:style style:name="Таблица2.B" style:family="table-column">
      <style:table-column-properties style:column-width="4.637cm"/>
    </style:style>
    <style:style style:name="Таблица2.C" style:family="table-column">
      <style:table-column-properties style:column-width="1.752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6.833cm" fo:margin-top="0cm" fo:margin-bottom="0.199cm" table:align="left"/>
    </style:style>
    <style:style style:name="Таблица3.A" style:family="table-column">
      <style:table-column-properties style:column-width="0.654cm"/>
    </style:style>
    <style:style style:name="Таблица3.B" style:family="table-column">
      <style:table-column-properties style:column-width="0.676cm"/>
    </style:style>
    <style:style style:name="Таблица3.C" style:family="table-column">
      <style:table-column-properties style:column-width="2.736cm"/>
    </style:style>
    <style:style style:name="Таблица3.D" style:family="table-column">
      <style:table-column-properties style:column-width="2.768cm"/>
    </style:style>
    <style:style style:name="Таблица3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style:vertical-align="middle" fo:padding="0.097cm" fo:border="none"/>
    </style:style>
    <style:style style:name="Таблица3.B2" style:family="table-cell">
      <style:table-cell-properties style:vertical-align="middle" fo:padding="0.097cm" fo:border="none"/>
    </style:style>
    <style:style style:name="Таблица3.C2" style:family="table-cell">
      <style:table-cell-properties style:vertical-align="middle" fo:padding="0.097cm" fo:border="none"/>
    </style:style>
    <style:style style:name="Таблица3.D2" style:family="table-cell">
      <style:table-cell-properties style:vertical-align="middle" fo:padding="0.097cm" fo:border="none"/>
    </style:style>
    <style:style style:name="Таблица3.A3" style:family="table-cell">
      <style:table-cell-properties style:vertical-align="middle" fo:padding="0.097cm" fo:border="none"/>
    </style:style>
    <style:style style:name="Таблица3.B3" style:family="table-cell">
      <style:table-cell-properties style:vertical-align="middle" fo:padding="0.097cm" fo:border="none"/>
    </style:style>
    <style:style style:name="Таблица3.C3" style:family="table-cell">
      <style:table-cell-properties style:vertical-align="middle" fo:padding="0.097cm" fo:border="none"/>
    </style:style>
    <style:style style:name="Таблица3.D3" style:family="table-cell">
      <style:table-cell-properties style:vertical-align="middle" fo:padding="0.097cm" fo:border="none"/>
    </style:style>
    <style:style style:name="Таблица3.A4" style:family="table-cell">
      <style:table-cell-properties style:vertical-align="middle" fo:padding="0.097cm" fo:border="none"/>
    </style:style>
    <style:style style:name="Таблица3.B4" style:family="table-cell">
      <style:table-cell-properties style:vertical-align="middle" fo:padding="0.097cm" fo:border="none"/>
    </style:style>
    <style:style style:name="Таблица3.C4" style:family="table-cell">
      <style:table-cell-properties style:vertical-align="middle" fo:padding="0.097cm" fo:border="none"/>
    </style:style>
    <style:style style:name="Таблица3.D4" style:family="table-cell">
      <style:table-cell-properties style:vertical-align="middle" fo:padding="0.097cm" fo:border="none"/>
    </style:style>
    <style:style style:name="Таблица3.A5" style:family="table-cell">
      <style:table-cell-properties style:vertical-align="middle" fo:padding="0.097cm" fo:border="none"/>
    </style:style>
    <style:style style:name="Таблица3.B5" style:family="table-cell">
      <style:table-cell-properties style:vertical-align="middle" fo:padding="0.097cm" fo:border="none"/>
    </style:style>
    <style:style style:name="Таблица3.C5" style:family="table-cell">
      <style:table-cell-properties style:vertical-align="middle" fo:padding="0.097cm" fo:border="none"/>
    </style:style>
    <style:style style:name="Таблица3.D5" style:family="table-cell">
      <style:table-cell-properties style:vertical-align="middle" fo:padding="0.097cm" fo:border="none"/>
    </style:style>
    <style:style style:name="Таблица3.A6" style:family="table-cell">
      <style:table-cell-properties style:vertical-align="middle" fo:padding="0.097cm" fo:border="none"/>
    </style:style>
    <style:style style:name="Таблица3.B6" style:family="table-cell">
      <style:table-cell-properties style:vertical-align="middle" fo:padding="0.097cm" fo:border="none"/>
    </style:style>
    <style:style style:name="Таблица3.C6" style:family="table-cell">
      <style:table-cell-properties style:vertical-align="middle" fo:padding="0.097cm" fo:border="none"/>
    </style:style>
    <style:style style:name="Таблица3.D6" style:family="table-cell">
      <style:table-cell-properties style:vertical-align="middle" fo:padding="0.097cm" fo:border="none"/>
    </style:style>
    <style:style style:name="Таблица3.A7" style:family="table-cell">
      <style:table-cell-properties style:vertical-align="middle" fo:padding="0.097cm" fo:border="none"/>
    </style:style>
    <style:style style:name="Таблица3.B7" style:family="table-cell">
      <style:table-cell-properties style:vertical-align="middle" fo:padding="0.097cm" fo:border="none"/>
    </style:style>
    <style:style style:name="Таблица3.C7" style:family="table-cell">
      <style:table-cell-properties style:vertical-align="middle" fo:padding="0.097cm" fo:border="none"/>
    </style:style>
    <style:style style:name="Таблица3.D7" style:family="table-cell">
      <style:table-cell-properties style:vertical-align="middle" fo:padding="0.097cm" fo:border="none"/>
    </style:style>
    <style:style style:name="Таблица3.A8" style:family="table-cell">
      <style:table-cell-properties style:vertical-align="middle" fo:padding="0.097cm" fo:border="none"/>
    </style:style>
    <style:style style:name="Таблица3.B8" style:family="table-cell">
      <style:table-cell-properties style:vertical-align="middle" fo:padding="0.097cm" fo:border="none"/>
    </style:style>
    <style:style style:name="Таблица3.C8" style:family="table-cell">
      <style:table-cell-properties style:vertical-align="middle" fo:padding="0.097cm" fo:border="none"/>
    </style:style>
    <style:style style:name="Таблица3.D8" style:family="table-cell">
      <style:table-cell-properties style:vertical-align="middle" fo:padding="0.097cm" fo:border="none"/>
    </style:style>
    <style:style style:name="Таблица3.A9" style:family="table-cell">
      <style:table-cell-properties style:vertical-align="middle" fo:padding="0.097cm" fo:border="none"/>
    </style:style>
    <style:style style:name="Таблица3.B9" style:family="table-cell">
      <style:table-cell-properties style:vertical-align="middle" fo:padding="0.097cm" fo:border="none"/>
    </style:style>
    <style:style style:name="Таблица3.C9" style:family="table-cell">
      <style:table-cell-properties style:vertical-align="middle" fo:padding="0.097cm" fo:border="none"/>
    </style:style>
    <style:style style:name="Таблица3.D9" style:family="table-cell">
      <style:table-cell-properties style:vertical-align="middle" fo:padding="0.097cm" fo:border="none"/>
    </style:style>
    <style:style style:name="Таблица3.A10" style:family="table-cell">
      <style:table-cell-properties style:vertical-align="middle" fo:padding="0.097cm" fo:border="none"/>
    </style:style>
    <style:style style:name="Таблица3.B10" style:family="table-cell">
      <style:table-cell-properties style:vertical-align="middle" fo:padding="0.097cm" fo:border="none"/>
    </style:style>
    <style:style style:name="Таблица3.C10" style:family="table-cell">
      <style:table-cell-properties style:vertical-align="middle" fo:padding="0.097cm" fo:border="none"/>
    </style:style>
    <style:style style:name="Таблица3.D10" style:family="table-cell">
      <style:table-cell-properties style:vertical-align="middle" fo:padding="0.097cm" fo:border="none"/>
    </style:style>
    <style:style style:name="Таблица3.A11" style:family="table-cell">
      <style:table-cell-properties style:vertical-align="middle" fo:padding="0.097cm" fo:border="none"/>
    </style:style>
    <style:style style:name="Таблица3.B11" style:family="table-cell">
      <style:table-cell-properties style:vertical-align="middle" fo:padding="0.097cm" fo:border="none"/>
    </style:style>
    <style:style style:name="Таблица3.C11" style:family="table-cell">
      <style:table-cell-properties style:vertical-align="middle" fo:padding="0.097cm" fo:border="none"/>
    </style:style>
    <style:style style:name="Таблица3.D11" style:family="table-cell">
      <style:table-cell-properties style:vertical-align="middle" fo:padding="0.097cm" fo:border="none"/>
    </style:style>
    <style:style style:name="Таблица3.A12" style:family="table-cell">
      <style:table-cell-properties style:vertical-align="middle" fo:padding="0.097cm" fo:border="none"/>
    </style:style>
    <style:style style:name="Таблица3.B12" style:family="table-cell">
      <style:table-cell-properties style:vertical-align="middle" fo:padding="0.097cm" fo:border="none"/>
    </style:style>
    <style:style style:name="Таблица3.C12" style:family="table-cell">
      <style:table-cell-properties style:vertical-align="middle" fo:padding="0.097cm" fo:border="none"/>
    </style:style>
    <style:style style:name="Таблица3.D12" style:family="table-cell">
      <style:table-cell-properties style:vertical-align="middle" fo:padding="0.097cm" fo:border="none"/>
    </style:style>
    <style:style style:name="Таблица3.A13" style:family="table-cell">
      <style:table-cell-properties style:vertical-align="middle" fo:padding="0.097cm" fo:border="none"/>
    </style:style>
    <style:style style:name="Таблица3.B13" style:family="table-cell">
      <style:table-cell-properties style:vertical-align="middle" fo:padding="0.097cm" fo:border="none"/>
    </style:style>
    <style:style style:name="Таблица3.C13" style:family="table-cell">
      <style:table-cell-properties style:vertical-align="middle" fo:padding="0.097cm" fo:border="none"/>
    </style:style>
    <style:style style:name="Таблица3.D13" style:family="table-cell">
      <style:table-cell-properties style:vertical-align="middle" fo:padding="0.097cm" fo:border="none"/>
    </style:style>
    <style:style style:name="Таблица3.A14" style:family="table-cell">
      <style:table-cell-properties style:vertical-align="middle" fo:padding="0.097cm" fo:border="none"/>
    </style:style>
    <style:style style:name="Таблица3.B14" style:family="table-cell">
      <style:table-cell-properties style:vertical-align="middle" fo:padding="0.097cm" fo:border="none"/>
    </style:style>
    <style:style style:name="Таблица3.C14" style:family="table-cell">
      <style:table-cell-properties style:vertical-align="middle" fo:padding="0.097cm" fo:border="none"/>
    </style:style>
    <style:style style:name="Таблица3.D14" style:family="table-cell">
      <style:table-cell-properties style:vertical-align="middle" fo:padding="0.097cm" fo:border="none"/>
    </style:style>
    <style:style style:name="Таблица3.A15" style:family="table-cell">
      <style:table-cell-properties style:vertical-align="middle" fo:padding="0.097cm" fo:border="none"/>
    </style:style>
    <style:style style:name="Таблица3.B15" style:family="table-cell">
      <style:table-cell-properties style:vertical-align="middle" fo:padding="0.097cm" fo:border="none"/>
    </style:style>
    <style:style style:name="Таблица3.C15" style:family="table-cell">
      <style:table-cell-properties style:vertical-align="middle" fo:padding="0.097cm" fo:border="none"/>
    </style:style>
    <style:style style:name="Таблица3.D15" style:family="table-cell">
      <style:table-cell-properties style:vertical-align="middle" fo:padding="0.097cm" fo:border="none"/>
    </style:style>
    <style:style style:name="Таблица3.A16" style:family="table-cell">
      <style:table-cell-properties style:vertical-align="middle" fo:padding="0.097cm" fo:border="none"/>
    </style:style>
    <style:style style:name="Таблица3.B16" style:family="table-cell">
      <style:table-cell-properties style:vertical-align="middle" fo:padding="0.097cm" fo:border="none"/>
    </style:style>
    <style:style style:name="Таблица3.C16" style:family="table-cell">
      <style:table-cell-properties style:vertical-align="middle" fo:padding="0.097cm" fo:border="none"/>
    </style:style>
    <style:style style:name="Таблица3.D16" style:family="table-cell">
      <style:table-cell-properties style:vertical-align="middle" fo:padding="0.097cm" fo:border="none"/>
    </style:style>
    <style:style style:name="Таблица3.A17" style:family="table-cell">
      <style:table-cell-properties style:vertical-align="middle" fo:padding="0.097cm" fo:border="none"/>
    </style:style>
    <style:style style:name="Таблица3.B17" style:family="table-cell">
      <style:table-cell-properties style:vertical-align="middle" fo:padding="0.097cm" fo:border="none"/>
    </style:style>
    <style:style style:name="Таблица3.C17" style:family="table-cell">
      <style:table-cell-properties style:vertical-align="middle" fo:padding="0.097cm" fo:border="none"/>
    </style:style>
    <style:style style:name="Таблица3.D17" style:family="table-cell">
      <style:table-cell-properties style:vertical-align="middle" fo:padding="0.097cm" fo:border="none"/>
    </style:style>
    <style:style style:name="Таблица3.A18" style:family="table-cell">
      <style:table-cell-properties style:vertical-align="middle" fo:padding="0.097cm" fo:border="none"/>
    </style:style>
    <style:style style:name="Таблица3.B18" style:family="table-cell">
      <style:table-cell-properties style:vertical-align="middle" fo:padding="0.097cm" fo:border="none"/>
    </style:style>
    <style:style style:name="Таблица3.C18" style:family="table-cell">
      <style:table-cell-properties style:vertical-align="middle" fo:padding="0.097cm" fo:border="none"/>
    </style:style>
    <style:style style:name="Таблица3.D18" style:family="table-cell">
      <style:table-cell-properties style:vertical-align="middle" fo:padding="0.097cm" fo:border="none"/>
    </style:style>
    <style:style style:name="Таблица3.A19" style:family="table-cell">
      <style:table-cell-properties style:vertical-align="middle" fo:padding="0.097cm" fo:border="none"/>
    </style:style>
    <style:style style:name="Таблица3.B19" style:family="table-cell">
      <style:table-cell-properties style:vertical-align="middle" fo:padding="0.097cm" fo:border="none"/>
    </style:style>
    <style:style style:name="Таблица3.C19" style:family="table-cell">
      <style:table-cell-properties style:vertical-align="middle" fo:padding="0.097cm" fo:border="none"/>
    </style:style>
    <style:style style:name="Таблица3.D19" style:family="table-cell">
      <style:table-cell-properties style:vertical-align="middle" fo:padding="0.097cm" fo:border="none"/>
    </style:style>
    <style:style style:name="Таблица3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6.833cm" fo:margin-top="0cm" fo:margin-bottom="0.199cm" table:align="left"/>
    </style:style>
    <style:style style:name="Таблица4.A" style:family="table-column">
      <style:table-column-properties style:column-width="0.654cm"/>
    </style:style>
    <style:style style:name="Таблица4.B" style:family="table-column">
      <style:table-column-properties style:column-width="0.676cm"/>
    </style:style>
    <style:style style:name="Таблица4.C" style:family="table-column">
      <style:table-column-properties style:column-width="2.736cm"/>
    </style:style>
    <style:style style:name="Таблица4.D" style:family="table-column">
      <style:table-column-properties style:column-width="2.768cm"/>
    </style:style>
    <style:style style:name="Таблица4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="none"/>
    </style:style>
    <style:style style:name="Таблица4.B6" style:family="table-cell">
      <style:table-cell-properties style:vertical-align="middle" fo:padding="0.097cm" fo:border="none"/>
    </style:style>
    <style:style style:name="Таблица4.C6" style:family="table-cell">
      <style:table-cell-properties style:vertical-align="middle" fo:padding="0.097cm" fo:border="none"/>
    </style:style>
    <style:style style:name="Таблица4.D6" style:family="table-cell">
      <style:table-cell-properties style:vertical-align="middle" fo:padding="0.097cm" fo:border="none"/>
    </style:style>
    <style:style style:name="Таблица4.A7" style:family="table-cell">
      <style:table-cell-properties style:vertical-align="middle" fo:padding="0.097cm" fo:border="none"/>
    </style:style>
    <style:style style:name="Таблица4.B7" style:family="table-cell">
      <style:table-cell-properties style:vertical-align="middle" fo:padding="0.097cm" fo:border="none"/>
    </style:style>
    <style:style style:name="Таблица4.C7" style:family="table-cell">
      <style:table-cell-properties style:vertical-align="middle" fo:padding="0.097cm" fo:border="none"/>
    </style:style>
    <style:style style:name="Таблица4.D7" style:family="table-cell">
      <style:table-cell-properties style:vertical-align="middle" fo:padding="0.097cm" fo:border="none"/>
    </style:style>
    <style:style style:name="Таблица4.A8" style:family="table-cell">
      <style:table-cell-properties style:vertical-align="middle" fo:padding="0.097cm" fo:border="none"/>
    </style:style>
    <style:style style:name="Таблица4.B8" style:family="table-cell">
      <style:table-cell-properties style:vertical-align="middle" fo:padding="0.097cm" fo:border="none"/>
    </style:style>
    <style:style style:name="Таблица4.C8" style:family="table-cell">
      <style:table-cell-properties style:vertical-align="middle" fo:padding="0.097cm" fo:border="none"/>
    </style:style>
    <style:style style:name="Таблица4.D8" style:family="table-cell">
      <style:table-cell-properties style:vertical-align="middle" fo:padding="0.097cm" fo:border="none"/>
    </style:style>
    <style:style style:name="Таблица4.A9" style:family="table-cell">
      <style:table-cell-properties style:vertical-align="middle" fo:padding="0.097cm" fo:border="none"/>
    </style:style>
    <style:style style:name="Таблица4.B9" style:family="table-cell">
      <style:table-cell-properties style:vertical-align="middle" fo:padding="0.097cm" fo:border="none"/>
    </style:style>
    <style:style style:name="Таблица4.C9" style:family="table-cell">
      <style:table-cell-properties style:vertical-align="middle" fo:padding="0.097cm" fo:border="none"/>
    </style:style>
    <style:style style:name="Таблица4.D9" style:family="table-cell">
      <style:table-cell-properties style:vertical-align="middle" fo:padding="0.097cm" fo:border="none"/>
    </style:style>
    <style:style style:name="Таблица4.A10" style:family="table-cell">
      <style:table-cell-properties style:vertical-align="middle" fo:padding="0.097cm" fo:border="none"/>
    </style:style>
    <style:style style:name="Таблица4.B10" style:family="table-cell">
      <style:table-cell-properties style:vertical-align="middle" fo:padding="0.097cm" fo:border="none"/>
    </style:style>
    <style:style style:name="Таблица4.C10" style:family="table-cell">
      <style:table-cell-properties style:vertical-align="middle" fo:padding="0.097cm" fo:border="none"/>
    </style:style>
    <style:style style:name="Таблица4.D10" style:family="table-cell">
      <style:table-cell-properties style:vertical-align="middle" fo:padding="0.097cm" fo:border="none"/>
    </style:style>
    <style:style style:name="Таблица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text-properties fo:font-weight="bold" officeooo:paragraph-rsid="007c9c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f32cb"/>
    </style:style>
    <style:style style:name="P8" style:family="paragraph" style:parent-style-name="Standard">
      <style:paragraph-properties fo:text-align="start" style:justify-single-word="false"/>
      <style:text-properties officeooo:paragraph-rsid="0031fbed"/>
    </style:style>
    <style:style style:name="P9" style:family="paragraph" style:parent-style-name="Standard">
      <style:paragraph-properties fo:text-align="start" style:justify-single-word="false"/>
      <style:text-properties officeooo:paragraph-rsid="003bb977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c03bb"/>
    </style:style>
    <style:style style:name="P12" style:family="paragraph" style:parent-style-name="Standard">
      <style:paragraph-properties fo:text-align="start" style:justify-single-word="false"/>
      <style:text-properties officeooo:paragraph-rsid="0049f3e7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be7f51" officeooo:paragraph-rsid="00d1dac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be7f51" officeooo:paragraph-rsid="00ca843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be7f51" officeooo:paragraph-rsid="00d5cc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8" style:family="paragraph" style:parent-style-name="Standard">
      <style:text-properties officeooo:paragraph-rsid="007b61ed"/>
    </style:style>
    <style:style style:name="P19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e82989" style:font-size-asian="13pt" style:font-weight-asian="bold" style:font-name-complex="Courier New" style:font-size-complex="13pt" style:font-weight-complex="bold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e6de47" style:font-size-asian="13pt" style:font-weight-asian="normal" style:font-name-complex="Arial" style:font-size-complex="13pt" style:font-weight-complex="normal"/>
    </style:style>
    <style:style style:name="P27" style:family="paragraph" style:parent-style-name="Text_20_body">
      <style:text-properties officeooo:paragraph-rsid="00c02b6c"/>
    </style:style>
    <style:style style:name="P28" style:family="paragraph" style:parent-style-name="Text_20_body">
      <style:text-properties officeooo:paragraph-rsid="00d4179a"/>
    </style:style>
    <style:style style:name="P29" style:family="paragraph" style:parent-style-name="Text_20_body">
      <style:text-properties officeooo:paragraph-rsid="005ad5ed"/>
    </style:style>
    <style:style style:name="P30" style:family="paragraph" style:parent-style-name="Text_20_body">
      <style:text-properties officeooo:paragraph-rsid="005e8eed"/>
    </style:style>
    <style:style style:name="P31" style:family="paragraph" style:parent-style-name="Text_20_body">
      <style:text-properties officeooo:paragraph-rsid="0064b051"/>
    </style:style>
    <style:style style:name="P32" style:family="paragraph" style:parent-style-name="Text_20_body">
      <style:text-properties officeooo:paragraph-rsid="00605b6c"/>
    </style:style>
    <style:style style:name="P33" style:family="paragraph" style:parent-style-name="Text_20_body">
      <style:text-properties officeooo:paragraph-rsid="0066a03e"/>
    </style:style>
    <style:style style:name="P34" style:family="paragraph" style:parent-style-name="Text_20_body">
      <style:text-properties officeooo:paragraph-rsid="00dc2d00"/>
    </style:style>
    <style:style style:name="P35" style:family="paragraph" style:parent-style-name="Text_20_body">
      <style:text-properties officeooo:paragraph-rsid="006884a8"/>
    </style:style>
    <style:style style:name="P36" style:family="paragraph" style:parent-style-name="Text_20_body">
      <style:text-properties officeooo:paragraph-rsid="007f8e62"/>
    </style:style>
    <style:style style:name="P37" style:family="paragraph" style:parent-style-name="Text_20_body">
      <style:text-properties officeooo:paragraph-rsid="00810b7b"/>
    </style:style>
    <style:style style:name="P38" style:family="paragraph" style:parent-style-name="Text_20_body">
      <style:text-properties officeooo:paragraph-rsid="0081e5e5"/>
    </style:style>
    <style:style style:name="P39" style:family="paragraph" style:parent-style-name="Text_20_body">
      <style:text-properties officeooo:paragraph-rsid="0072fef5"/>
    </style:style>
    <style:style style:name="P40" style:family="paragraph" style:parent-style-name="Text_20_body">
      <style:text-properties officeooo:paragraph-rsid="0073f843"/>
    </style:style>
    <style:style style:name="P41" style:family="paragraph" style:parent-style-name="Text_20_body">
      <style:text-properties officeooo:paragraph-rsid="006d99c6"/>
    </style:style>
    <style:style style:name="P42" style:family="paragraph" style:parent-style-name="Text_20_body">
      <style:text-properties officeooo:paragraph-rsid="00dda177"/>
    </style:style>
    <style:style style:name="P43" style:family="paragraph" style:parent-style-name="Text_20_body">
      <style:text-properties officeooo:paragraph-rsid="0082f0ac"/>
    </style:style>
    <style:style style:name="P44" style:family="paragraph" style:parent-style-name="Text_20_body">
      <style:text-properties officeooo:rsid="0082f0ac" officeooo:paragraph-rsid="0082f0ac"/>
    </style:style>
    <style:style style:name="P45" style:family="paragraph" style:parent-style-name="Text_20_body">
      <style:text-properties officeooo:rsid="0083d734" officeooo:paragraph-rsid="0083d734"/>
    </style:style>
    <style:style style:name="P46" style:family="paragraph" style:parent-style-name="Text_20_body">
      <style:text-properties officeooo:paragraph-rsid="00990b04"/>
    </style:style>
    <style:style style:name="P47" style:family="paragraph" style:parent-style-name="Text_20_body">
      <style:text-properties officeooo:paragraph-rsid="00de6cf8"/>
    </style:style>
    <style:style style:name="P48" style:family="paragraph" style:parent-style-name="Text_20_body">
      <style:text-properties officeooo:paragraph-rsid="00a049a0"/>
    </style:style>
    <style:style style:name="P49" style:family="paragraph" style:parent-style-name="Text_20_body">
      <style:text-properties officeooo:paragraph-rsid="009d387d"/>
    </style:style>
    <style:style style:name="P50" style:family="paragraph" style:parent-style-name="Text_20_body">
      <style:text-properties officeooo:paragraph-rsid="00a5800e"/>
    </style:style>
    <style:style style:name="P51" style:family="paragraph" style:parent-style-name="Text_20_body">
      <style:text-properties officeooo:paragraph-rsid="00df0a04"/>
    </style:style>
    <style:style style:name="P52" style:family="paragraph" style:parent-style-name="Text_20_body">
      <style:text-properties officeooo:paragraph-rsid="00e0c6ac"/>
    </style:style>
    <style:style style:name="P53" style:family="paragraph" style:parent-style-name="Text_20_body">
      <style:text-properties officeooo:paragraph-rsid="00a86d6c"/>
    </style:style>
    <style:style style:name="P54" style:family="paragraph" style:parent-style-name="Text_20_body">
      <style:text-properties officeooo:paragraph-rsid="00a9f5cc"/>
    </style:style>
    <style:style style:name="P55" style:family="paragraph" style:parent-style-name="Text_20_body">
      <style:text-properties officeooo:paragraph-rsid="00aa10b4"/>
    </style:style>
    <style:style style:name="P56" style:family="paragraph" style:parent-style-name="Text_20_body">
      <style:text-properties officeooo:paragraph-rsid="006fb393"/>
    </style:style>
    <style:style style:name="P57" style:family="paragraph" style:parent-style-name="Text_20_body">
      <style:text-properties officeooo:paragraph-rsid="00722581"/>
    </style:style>
    <style:style style:name="P58" style:family="paragraph" style:parent-style-name="Text_20_body">
      <style:text-properties officeooo:paragraph-rsid="00acb3d3"/>
    </style:style>
    <style:style style:name="P59" style:family="paragraph" style:parent-style-name="Text_20_body">
      <style:text-properties officeooo:paragraph-rsid="00addcb1"/>
    </style:style>
    <style:style style:name="P60" style:family="paragraph" style:parent-style-name="Text_20_body">
      <style:text-properties officeooo:paragraph-rsid="00b682d9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63" style:family="paragraph" style:parent-style-name="Table_20_Contents">
      <style:paragraph-properties fo:text-align="center" style:justify-single-word="false"/>
      <style:text-properties officeooo:paragraph-rsid="00d9453d"/>
    </style:style>
    <style:style style:name="P64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65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66" style:family="paragraph" style:parent-style-name="Table_20_Contents">
      <style:paragraph-properties fo:text-align="center" style:justify-single-word="false"/>
      <style:text-properties officeooo:paragraph-rsid="00da6011"/>
    </style:style>
    <style:style style:name="P67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68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69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70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71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72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73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74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75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76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77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78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79" style:family="paragraph" style:parent-style-name="Table_20_Contents">
      <style:paragraph-properties fo:text-align="center" style:justify-single-word="false"/>
      <style:text-properties officeooo:rsid="00b253e0" officeooo:paragraph-rsid="00b253e0"/>
    </style:style>
    <style:style style:name="P80" style:family="paragraph" style:parent-style-name="Table_20_Contents">
      <style:paragraph-properties fo:text-align="center" style:justify-single-word="false"/>
      <style:text-properties officeooo:rsid="00d9453d" officeooo:paragraph-rsid="00d9453d"/>
    </style:style>
    <style:style style:name="P8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officeooo:rsid="00da6011" officeooo:paragraph-rsid="00da6011"/>
    </style:style>
    <style:style style:name="P86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87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88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89" style:family="paragraph" style:parent-style-name="Heading_20_2">
      <style:text-properties officeooo:rsid="0052a688" officeooo:paragraph-rsid="0052a688"/>
    </style:style>
    <style:style style:name="P90" style:family="paragraph" style:parent-style-name="Heading_20_2">
      <style:text-properties officeooo:rsid="006008d8" officeooo:paragraph-rsid="006008d8"/>
    </style:style>
    <style:style style:name="P91" style:family="paragraph" style:parent-style-name="Heading_20_2">
      <style:text-properties officeooo:rsid="007f8e62" officeooo:paragraph-rsid="007f8e62"/>
    </style:style>
    <style:style style:name="P92" style:family="paragraph" style:parent-style-name="Heading_20_2">
      <style:text-properties officeooo:rsid="0072fef5" officeooo:paragraph-rsid="0072fef5"/>
    </style:style>
    <style:style style:name="P93" style:family="paragraph" style:parent-style-name="Heading_20_2">
      <style:text-properties officeooo:rsid="006d99c6" officeooo:paragraph-rsid="006d99c6"/>
    </style:style>
    <style:style style:name="P94" style:family="paragraph" style:parent-style-name="Heading_20_2">
      <style:text-properties officeooo:rsid="0082f0ac" officeooo:paragraph-rsid="0082f0ac"/>
    </style:style>
    <style:style style:name="P95" style:family="paragraph" style:parent-style-name="Heading_20_2">
      <style:text-properties officeooo:rsid="00990b04" officeooo:paragraph-rsid="00990b04"/>
    </style:style>
    <style:style style:name="P96" style:family="paragraph" style:parent-style-name="Heading_20_2">
      <style:text-properties officeooo:rsid="009c7229" officeooo:paragraph-rsid="009c7229"/>
    </style:style>
    <style:style style:name="P97" style:family="paragraph" style:parent-style-name="Heading_20_2">
      <style:text-properties officeooo:rsid="00a5800e" officeooo:paragraph-rsid="00a5800e"/>
    </style:style>
    <style:style style:name="P98" style:family="paragraph" style:parent-style-name="Heading_20_2">
      <style:text-properties officeooo:rsid="00a86d6c" officeooo:paragraph-rsid="00a86d6c"/>
    </style:style>
    <style:style style:name="P99" style:family="paragraph" style:parent-style-name="Heading_20_2">
      <style:text-properties officeooo:rsid="006fb393" officeooo:paragraph-rsid="006fb393"/>
    </style:style>
    <style:style style:name="P100" style:family="paragraph" style:parent-style-name="Heading_20_2">
      <style:text-properties officeooo:rsid="00acb3d3" officeooo:paragraph-rsid="00acb3d3"/>
    </style:style>
    <style:style style:name="P101" style:family="paragraph" style:parent-style-name="Heading_20_2">
      <style:text-properties officeooo:rsid="00addcb1" officeooo:paragraph-rsid="00addcb1"/>
    </style:style>
    <style:style style:name="P102" style:family="paragraph" style:parent-style-name="Heading_20_2">
      <style:text-properties officeooo:rsid="00b682d9" officeooo:paragraph-rsid="00b682d9"/>
    </style:style>
    <style:style style:name="P103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104" style:family="paragraph" style:parent-style-name="Heading_20_2">
      <style:text-properties officeooo:rsid="0024ca53" officeooo:paragraph-rsid="0024ca53"/>
    </style:style>
    <style:style style:name="P105" style:family="paragraph" style:parent-style-name="Heading_20_1">
      <style:text-properties officeooo:rsid="00520ca6" officeooo:paragraph-rsid="00520ca6"/>
    </style:style>
    <style:style style:name="P106" style:family="paragraph" style:parent-style-name="Heading_20_1">
      <style:text-properties officeooo:rsid="00acb3d3" officeooo:paragraph-rsid="00acb3d3"/>
    </style:style>
    <style:style style:name="P107" style:family="paragraph" style:parent-style-name="Heading_20_1">
      <style:text-properties officeooo:rsid="0011af58" officeooo:paragraph-rsid="0011af58"/>
    </style:style>
    <style:style style:name="P108" style:family="paragraph" style:parent-style-name="Footer">
      <style:paragraph-properties fo:text-align="center" style:justify-single-word="false"/>
      <style:text-properties fo:color="#808080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e65d29" style:font-name-complex="Times New Roman1"/>
    </style:style>
    <style:style style:name="T9" style:family="text">
      <style:text-properties fo:color="#ff3366" officeooo:rsid="00e82989"/>
    </style:style>
    <style:style style:name="T10" style:family="text">
      <style:text-properties fo:color="#ff3366" officeooo:rsid="00e8ff4e"/>
    </style:style>
    <style:style style:name="T11" style:family="text">
      <style:text-properties fo:color="#00ae00" officeooo:rsid="00e82989"/>
    </style:style>
    <style:style style:name="T12" style:family="text">
      <style:text-properties fo:color="#00ae00" officeooo:rsid="00e8ff4e"/>
    </style:style>
    <style:style style:name="T13" style:family="text">
      <style:text-properties officeooo:rsid="00473854"/>
    </style:style>
    <style:style style:name="T14" style:family="text">
      <style:text-properties officeooo:rsid="00461444"/>
    </style:style>
    <style:style style:name="T15" style:family="text">
      <style:text-properties officeooo:rsid="0049dc04" style:font-name-complex="Arial1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11af58" style:font-name-complex="Times New Roman1"/>
    </style:style>
    <style:style style:name="T18" style:family="text">
      <style:text-properties officeooo:rsid="00e26891" style:font-name-complex="Times New Roman1"/>
    </style:style>
    <style:style style:name="T19" style:family="text">
      <style:text-properties officeooo:rsid="00e5f534" style:font-name-complex="Times New Roman1"/>
    </style:style>
    <style:style style:name="T20" style:family="text">
      <style:text-properties officeooo:rsid="00e65d29" style:font-name-complex="Times New Roman1"/>
    </style:style>
    <style:style style:name="T21" style:family="text">
      <style:text-properties officeooo:rsid="004be36f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e21e7" style:font-weight-asian="normal" style:font-weight-complex="normal"/>
    </style:style>
    <style:style style:name="T92" style:family="text">
      <style:text-properties fo:font-weight="normal" officeooo:rsid="000f29b3" style:font-weight-asian="normal" style:font-weight-complex="normal"/>
    </style:style>
    <style:style style:name="T93" style:family="text">
      <style:text-properties fo:font-weight="normal" officeooo:rsid="001f57b0" style:font-weight-asian="normal" style:font-weight-complex="normal"/>
    </style:style>
    <style:style style:name="T94" style:family="text">
      <style:text-properties fo:font-weight="normal" officeooo:rsid="001fbd3d" style:font-weight-asian="normal" style:font-weight-complex="normal"/>
    </style:style>
    <style:style style:name="T95" style:family="text">
      <style:text-properties fo:font-weight="normal" officeooo:rsid="001fde3d" style:font-weight-asian="normal" style:font-weight-complex="normal"/>
    </style:style>
    <style:style style:name="T96" style:family="text">
      <style:text-properties fo:font-weight="normal" officeooo:rsid="00160491" style:font-weight-asian="normal" style:font-weight-complex="normal"/>
    </style:style>
    <style:style style:name="T97" style:family="text">
      <style:text-properties fo:font-weight="normal" officeooo:rsid="000bf78c" style:font-weight-asian="normal" style:font-weight-complex="normal"/>
    </style:style>
    <style:style style:name="T98" style:family="text">
      <style:text-properties fo:font-weight="normal" officeooo:rsid="000b026e" style:font-weight-asian="normal" style:font-weight-complex="normal"/>
    </style:style>
    <style:style style:name="T99" style:family="text">
      <style:text-properties fo:font-weight="normal" officeooo:rsid="0011a388" style:font-weight-asian="normal" style:font-weight-complex="normal"/>
    </style:style>
    <style:style style:name="T100" style:family="text">
      <style:text-properties fo:font-weight="normal" officeooo:rsid="00166b90" style:font-weight-asian="normal" style:font-weight-complex="normal"/>
    </style:style>
    <style:style style:name="T101" style:family="text">
      <style:text-properties fo:font-weight="normal" officeooo:rsid="007d7172" style:font-weight-asian="normal" style:font-weight-complex="normal"/>
    </style:style>
    <style:style style:name="T102" style:family="text">
      <style:text-properties fo:font-weight="normal" officeooo:rsid="007ec260" style:font-weight-asian="normal" style:font-weight-complex="normal"/>
    </style:style>
    <style:style style:name="T103" style:family="text">
      <style:text-properties fo:font-weight="normal" officeooo:rsid="007ee063" style:font-weight-asian="normal" style:font-weight-complex="normal"/>
    </style:style>
    <style:style style:name="T104" style:family="text">
      <style:text-properties fo:font-weight="normal" officeooo:rsid="00858e4f" style:font-weight-asian="normal" style:font-weight-complex="normal"/>
    </style:style>
    <style:style style:name="T105" style:family="text">
      <style:text-properties fo:font-weight="normal" officeooo:rsid="0085dc7d" style:font-weight-asian="normal" style:font-weight-complex="normal"/>
    </style:style>
    <style:style style:name="T106" style:family="text">
      <style:text-properties fo:font-weight="normal" officeooo:rsid="009f37cd" style:font-weight-asian="normal" style:font-weight-complex="normal"/>
    </style:style>
    <style:style style:name="T107" style:family="text">
      <style:text-properties fo:font-weight="normal" officeooo:rsid="00bb9a81" style:font-weight-asian="normal" style:font-weight-complex="normal"/>
    </style:style>
    <style:style style:name="T108" style:family="text">
      <style:text-properties fo:font-weight="normal" officeooo:rsid="00bd0a32" style:font-weight-asian="normal" style:font-weight-complex="normal"/>
    </style:style>
    <style:style style:name="T109" style:family="text">
      <style:text-properties fo:font-weight="normal" officeooo:rsid="00eff138" style:font-weight-asian="normal" style:font-weight-complex="normal"/>
    </style:style>
    <style:style style:name="T110" style:family="text">
      <style:text-properties fo:font-weight="normal" officeooo:rsid="00f0ce6e" style:font-weight-asian="normal" style:font-weight-complex="normal"/>
    </style:style>
    <style:style style:name="T111" style:family="text">
      <style:text-properties fo:font-weight="bold" officeooo:rsid="001e21e7" style:font-weight-asian="bold" style:font-weight-complex="bold"/>
    </style:style>
    <style:style style:name="T112" style:family="text">
      <style:text-properties fo:font-weight="bold" officeooo:rsid="006f12cc" style:font-weight-asian="bold" style:font-weight-complex="bold"/>
    </style:style>
    <style:style style:name="T113" style:family="text">
      <style:text-properties fo:font-weight="bold" officeooo:rsid="006f20b5" style:font-weight-asian="bold" style:font-weight-complex="bold"/>
    </style:style>
    <style:style style:name="T114" style:family="text">
      <style:text-properties fo:font-weight="bold" officeooo:rsid="006fb393" style:font-weight-asian="bold" style:font-weight-complex="bold"/>
    </style:style>
    <style:style style:name="T115" style:family="text">
      <style:text-properties officeooo:rsid="0010dd90"/>
    </style:style>
    <style:style style:name="T116" style:family="text">
      <style:text-properties officeooo:rsid="000bf78c"/>
    </style:style>
    <style:style style:name="T117" style:family="text">
      <style:text-properties officeooo:rsid="000ded2b"/>
    </style:style>
    <style:style style:name="T118" style:family="text">
      <style:text-properties officeooo:rsid="000b026e"/>
    </style:style>
    <style:style style:name="T119" style:family="text">
      <style:text-properties officeooo:rsid="0011a388"/>
    </style:style>
    <style:style style:name="T120" style:family="text">
      <style:text-properties officeooo:rsid="000f29b3"/>
    </style:style>
    <style:style style:name="T121" style:family="text">
      <style:text-properties officeooo:rsid="00166b90"/>
    </style:style>
    <style:style style:name="T122" style:family="text">
      <style:text-properties officeooo:rsid="001368de"/>
    </style:style>
    <style:style style:name="T123" style:family="text">
      <style:text-properties officeooo:rsid="0014a057"/>
    </style:style>
    <style:style style:name="T124" style:family="text">
      <style:text-properties officeooo:rsid="007c9c51"/>
    </style:style>
    <style:style style:name="T125" style:family="text">
      <style:text-properties officeooo:rsid="007f8e62"/>
    </style:style>
    <style:style style:name="T126" style:family="text">
      <style:text-properties officeooo:rsid="00804c43"/>
    </style:style>
    <style:style style:name="T127" style:family="text">
      <style:text-properties officeooo:rsid="00810b7b"/>
    </style:style>
    <style:style style:name="T128" style:family="text">
      <style:text-properties officeooo:rsid="0081e5e5"/>
    </style:style>
    <style:style style:name="T129" style:family="text">
      <style:text-properties officeooo:rsid="0082f0ac"/>
    </style:style>
    <style:style style:name="T130" style:family="text">
      <style:text-properties officeooo:rsid="0083d734"/>
    </style:style>
    <style:style style:name="T131" style:family="text">
      <style:text-properties officeooo:rsid="008942c9"/>
    </style:style>
    <style:style style:name="T132" style:family="text">
      <style:text-properties officeooo:rsid="008a12d1"/>
    </style:style>
    <style:style style:name="T133" style:family="text">
      <style:text-properties officeooo:rsid="008b5500"/>
    </style:style>
    <style:style style:name="T134" style:family="text">
      <style:text-properties officeooo:rsid="008c128e"/>
    </style:style>
    <style:style style:name="T135" style:family="text">
      <style:text-properties officeooo:rsid="008e0bb8"/>
    </style:style>
    <style:style style:name="T136" style:family="text">
      <style:text-properties officeooo:rsid="008f6b5c"/>
    </style:style>
    <style:style style:name="T137" style:family="text">
      <style:text-properties officeooo:rsid="0090c11e"/>
    </style:style>
    <style:style style:name="T138" style:family="text">
      <style:text-properties officeooo:rsid="00910742"/>
    </style:style>
    <style:style style:name="T139" style:family="text">
      <style:text-properties officeooo:rsid="0092fd56"/>
    </style:style>
    <style:style style:name="T140" style:family="text">
      <style:text-properties officeooo:rsid="00930079"/>
    </style:style>
    <style:style style:name="T141" style:family="text">
      <style:text-properties officeooo:rsid="0096221a"/>
    </style:style>
    <style:style style:name="T142" style:family="text">
      <style:text-properties officeooo:rsid="00990b04"/>
    </style:style>
    <style:style style:name="T143" style:family="text">
      <style:text-properties officeooo:rsid="009c7229"/>
    </style:style>
    <style:style style:name="T144" style:family="text">
      <style:text-properties officeooo:rsid="009d387d"/>
    </style:style>
    <style:style style:name="T145" style:family="text">
      <style:text-properties officeooo:rsid="00a049a0"/>
    </style:style>
    <style:style style:name="T146" style:family="text">
      <style:text-properties officeooo:rsid="00a2959f"/>
    </style:style>
    <style:style style:name="T147" style:family="text">
      <style:text-properties officeooo:rsid="00a5800e"/>
    </style:style>
    <style:style style:name="T148" style:family="text">
      <style:text-properties officeooo:rsid="00a86d6c"/>
    </style:style>
    <style:style style:name="T149" style:family="text">
      <style:text-properties officeooo:rsid="00a986e8"/>
    </style:style>
    <style:style style:name="T150" style:family="text">
      <style:text-properties officeooo:rsid="00a9e720"/>
    </style:style>
    <style:style style:name="T151" style:family="text">
      <style:text-properties officeooo:rsid="00a9f5cc"/>
    </style:style>
    <style:style style:name="T152" style:family="text">
      <style:text-properties officeooo:rsid="00aa10b4"/>
    </style:style>
    <style:style style:name="T153" style:family="text">
      <style:text-properties officeooo:rsid="00acb3d3"/>
    </style:style>
    <style:style style:name="T154" style:family="text">
      <style:text-properties officeooo:rsid="00addcb1"/>
    </style:style>
    <style:style style:name="T155" style:family="text">
      <style:text-properties officeooo:rsid="00af68d0"/>
    </style:style>
    <style:style style:name="T156" style:family="text">
      <style:text-properties officeooo:rsid="00b0d086"/>
    </style:style>
    <style:style style:name="T157" style:family="text">
      <style:text-properties officeooo:rsid="00b253e0"/>
    </style:style>
    <style:style style:name="T158" style:family="text">
      <style:text-properties officeooo:rsid="00b4a822"/>
    </style:style>
    <style:style style:name="T159" style:family="text">
      <style:text-properties officeooo:rsid="00b5d82c"/>
    </style:style>
    <style:style style:name="T160" style:family="text">
      <style:text-properties officeooo:rsid="00b682d9"/>
    </style:style>
    <style:style style:name="T161" style:family="text">
      <style:text-properties officeooo:rsid="00bfb463"/>
    </style:style>
    <style:style style:name="T162" style:family="text">
      <style:text-properties officeooo:rsid="00bfde6f"/>
    </style:style>
    <style:style style:name="T163" style:family="text">
      <style:text-properties officeooo:rsid="00c12464"/>
    </style:style>
    <style:style style:name="T164" style:family="text">
      <style:text-properties officeooo:rsid="00c20453"/>
    </style:style>
    <style:style style:name="T165" style:family="text">
      <style:text-properties officeooo:rsid="00c235ac"/>
    </style:style>
    <style:style style:name="T166" style:family="text">
      <style:text-properties officeooo:rsid="00c4a3c0"/>
    </style:style>
    <style:style style:name="T167" style:family="text">
      <style:text-properties officeooo:rsid="00c7dfa5"/>
    </style:style>
    <style:style style:name="T168" style:family="text">
      <style:text-properties officeooo:rsid="00c861ac"/>
    </style:style>
    <style:style style:name="T169" style:family="text">
      <style:text-properties officeooo:rsid="00c8ff73"/>
    </style:style>
    <style:style style:name="T170" style:family="text">
      <style:text-properties officeooo:rsid="00ca8430"/>
    </style:style>
    <style:style style:name="T171" style:family="text">
      <style:text-properties officeooo:rsid="00cc7a3f"/>
    </style:style>
    <style:style style:name="T172" style:family="text">
      <style:text-properties officeooo:rsid="00ccefd2"/>
    </style:style>
    <style:style style:name="T173" style:family="text">
      <style:text-properties officeooo:rsid="00cdb517"/>
    </style:style>
    <style:style style:name="T174" style:family="text">
      <style:text-properties officeooo:rsid="00d0d6c6"/>
    </style:style>
    <style:style style:name="T175" style:family="text">
      <style:text-properties officeooo:rsid="00d1dac0"/>
    </style:style>
    <style:style style:name="T176" style:family="text">
      <style:text-properties officeooo:rsid="00d4179a"/>
    </style:style>
    <style:style style:name="T177" style:family="text">
      <style:text-properties officeooo:rsid="00d4cc0b"/>
    </style:style>
    <style:style style:name="T178" style:family="text">
      <style:text-properties officeooo:rsid="00d5cced"/>
    </style:style>
    <style:style style:name="T179" style:family="text">
      <style:text-properties officeooo:rsid="00d7e2e6"/>
    </style:style>
    <style:style style:name="T180" style:family="text">
      <style:text-properties officeooo:rsid="00d9453d"/>
    </style:style>
    <style:style style:name="T181" style:family="text">
      <style:text-properties officeooo:rsid="00da6011"/>
    </style:style>
    <style:style style:name="T182" style:family="text">
      <style:text-properties officeooo:rsid="00dac76b"/>
    </style:style>
    <style:style style:name="T183" style:family="text">
      <style:text-properties officeooo:rsid="00dc2d00"/>
    </style:style>
    <style:style style:name="T184" style:family="text">
      <style:text-properties officeooo:rsid="00dda177"/>
    </style:style>
    <style:style style:name="T185" style:family="text">
      <style:text-properties officeooo:rsid="00de6cf8"/>
    </style:style>
    <style:style style:name="T186" style:family="text">
      <style:text-properties officeooo:rsid="00df0a04"/>
    </style:style>
    <style:style style:name="T187" style:family="text">
      <style:text-properties officeooo:rsid="00e26891"/>
    </style:style>
    <style:style style:name="T188" style:family="text">
      <style:text-properties officeooo:rsid="00e53cb0"/>
    </style:style>
    <style:style style:name="T189" style:family="text">
      <style:text-properties officeooo:rsid="00e63e99"/>
    </style:style>
    <style:style style:name="T190" style:family="text">
      <style:text-properties officeooo:rsid="00e7303d"/>
    </style:style>
    <style:style style:name="T191" style:family="text">
      <style:text-properties style:use-window-font-color="true" officeooo:rsid="00e82989"/>
    </style:style>
    <style:style style:name="T192" style:family="text">
      <style:text-properties style:use-window-font-color="true" officeooo:rsid="00e8ff4e"/>
    </style:style>
    <style:style style:name="T193" style:family="text">
      <style:text-properties fo:color="#33cc66"/>
    </style:style>
    <style:style style:name="T194" style:family="text">
      <style:text-properties fo:color="#33cc66" officeooo:rsid="00473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بسم <text:span text:style-name="T7">الله</text:span> <text:span text:style-name="T193">الرحمن الرحيم</text:span></text:p>
      <text:p text:style-name="P22"><text:span text:style-name="T191">الحمد</text:span><text:span text:style-name="T11"> </text:span><text:span text:style-name="T9">لله </text:span><text:span text:style-name="T10">رب</text:span><text:span text:style-name="T12"> </text:span><text:span text:style-name="T192">العالمين</text:span></text:p>
      <text:p text:style-name="P23">سلام عليكم</text:p>
      <text:p text:style-name="P6"/>
      <text:p text:style-name="P24"><text:span text:style-name="T190">:</text:span>قال <text:span text:style-name="T7">الله</text:span> <text:span text:style-name="T194">تعالي</text:span> ف<text:span text:style-name="T13">ي</text:span> كتاب<text:span text:style-name="T7">ه</text:span> <text:span text:style-name="T13">ال</text:span>كريم</text:p>
      <text:p text:style-name="P25"><text:span text:style-name="T187">قُلْ هَلْ يَسْتَوِى آلَّذِينَ يَعْلَمُونَ وَآلَّذِينَ لَا يَعْلَمُونَ ...</text:span><text:span text:style-name="T14"> – </text:span><text:span text:style-name="T187">الزمر</text:span><text:span text:style-name="T189">،</text:span><text:span text:style-name="T15"> </text:span><text:span text:style-name="T18">٩</text:span><text:span text:style-name="T16"> ...</text:span></text:p>
      <text:p text:style-name="P24"><text:span text:style-name="T188">بِلِسَانٍ عَرَبِىٍّ مُبِينٍ</text:span><text:span text:style-name="T21"> – </text:span><text:span text:style-name="T19">الشعراء، ١٩٥</text:span></text:p>
      <text:p text:style-name="P26"><text:span text:style-name="T20">إِنَّا جَعَلْ</text:span><text:span text:style-name="T8">نَ</text:span><text:span text:style-name="T20">اهُ قُرْآنً عَرَبِيًّا لَعَلَّكُمْ تَعْقِلُونَ </text:span><text:span text:style-name="T14">–</text:span><text:span text:style-name="T20"> الزخرف، ٣</text:span></text:p>
      <text:p text:style-name="P19">Грамматика. Справочник. Часть <text:span text:style-name="T22">2</text:span></text:p>
      <text:h text:style-name="P105" text:outline-level="1">Породы. <text:span text:style-name="T146">Имена</text:span></text:h>
      <text:h text:style-name="P89" text:outline-level="2">I <text:span text:style-name="T74">п</text:span>орода</text:h>
      <text:p text:style-name="Standard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27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: </text:span><text:span text:style-name="Арабиййун"><text:span text:style-name="T179">أُفْعُلْ؛ إِفْعَِلْ</text:span></text:span><text:span text:style-name="T66">. </text:span><text:span text:style-name="T70">Форма повелительного наклонения с отрицанием не употребляется.</text:span></text:p>
      <text:p text:style-name="P28"><text:span text:style-name="Пункт"><text:span text:style-name="T161">Условное наклонение</text:span></text:span><text:span text:style-name="T161"> </text:span><text:span text:style-name="T163">(</text:span><text:span text:style-name="Акцент"><text:span text:style-name="T163">усеченная форма</text:span></text:span><text:span text:style-name="T163">)</text:span><text:span text:style-name="T161">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 </text:span><text:span text:style-name="T163">Значение условного действия получается в сочетании с частицами </text:span><text:span text:style-name="Арабиййун"><text:span text:style-name="T165">مَتَى، إِنْ، إِذَا، لَئِنْ، إِذَامَا</text:span></text:span><text:span text:style-name="T163"> в значении </text:span><text:span text:style-name="Акцент"><text:span text:style-name="T163">если</text:span></text:span><text:span text:style-name="T163">, после условных наречий </text:span><text:span text:style-name="Арабиййун"><text:span text:style-name="T165">كُلَّمَا</text:span></text:span><text:span text:style-name="T163"> </text:span><text:span text:style-name="T165">в значении </text:span><text:span text:style-name="Акцент"><text:span text:style-name="T163">всякий раз, как</text:span></text:span><text:span text:style-name="T163">, </text:span><text:span text:style-name="Арабиййун"><text:span text:style-name="T165">حَيْثُمَا</text:span></text:span><text:span text:style-name="T163"> </text:span><text:span text:style-name="T165">в значении </text:span><text:span text:style-name="Акцент"><text:span text:style-name="T163">если где</text:span></text:span><text:span text:style-name="T163"> и т. п., а также после относительного местоимения </text:span><text:span text:style-name="Арабиййун"><text:span text:style-name="T165">مَنْ</text:span></text:span><text:span text:style-name="T163"> в значении </text:span><text:span text:style-name="Акцент"><text:span text:style-name="T163">если кто</text:span></text:span><text:span text:style-name="T163"> в условных предложениях.</text:span><text:span text:style-name="T70"> </text:span><text:span text:style-name="T163">П</text:span><text:span text:style-name="T67">овелени</text:span><text:span text:style-name="T163">е по</text:span><text:span text:style-name="T67"> отно</text:span><text:span text:style-name="T163">шению к </text:span><text:span text:style-name="T67">1 и 3 лиц</text:span><text:span text:style-name="T163">ам</text:span><text:span text:style-name="T67"> </text:span><text:span text:style-name="T163">получается в </text:span><text:span text:style-name="T69">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70">Для выражения запрещения используется </text:span><text:span text:style-name="T164">в сочетании </text:span><text:span text:style-name="T70">с отрицанием </text:span><text:span text:style-name="Арабиййун"><text:span text:style-name="T70">لا</text:span></text:span><text:span text:style-name="T70">. </text:span><text:span text:style-name="T164">В</text:span><text:span text:style-name="T162"> сочетании с частиц</text:span><text:span text:style-name="T177">ами</text:span><text:span text:style-name="T162"> </text:span><text:span text:style-name="Арабиййун"><text:span text:style-name="T162">لَمْ</text:span></text:span><text:span text:style-name="T162"> </text:span><text:span text:style-name="T176">и </text:span><text:span text:style-name="Арабиййун"><text:span text:style-name="T176">لَمَّا</text:span></text:span><text:span text:style-name="T176"> </text:span><text:span text:style-name="T162">(</text:span><text:span text:style-name="Акцент"><text:span text:style-name="T162">не</text:span></text:span><text:span text:style-name="T162">) получает значение прошедшего времени с категоричностью отрицания (</text:span><text:span text:style-name="Акцент"><text:span text:style-name="T162">совсем, отнюдь</text:span></text:span><text:span text:style-name="T162">).</text:span></text:p>
      <text:p text:style-name="P29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</text:span><text:soft-page-break/><text:span text:style-name="T71">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</text:span><text:span text:style-name="T71">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30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90" text:outline-level="2">II порода</text:h>
      <text:p text:style-name="P31"><text:span text:style-name="Пункт"><text:span text:style-name="T75">Формула</text:span></text:span><text:span text:style-name="T75"> — </text:span><text:span text:style-name="Арабиййун"><text:span text:style-name="T75">فَعَّلَ</text:span></text:span><text:span text:style-name="T75">. </text:span><text:span text:style-name="T76">Настояще-будущее время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31">يُفَعِّلُ</text:span></text:span><text:span text:style-name="T76">.</text:span></text:p>
      <text:p text:style-name="P32"><text:span text:style-name="Пункт"><text:span text:style-name="T75">Основные значения</text:span></text:span><text:span text:style-name="T75">: усиленное или учащенное действие </text:span><text:span text:style-name="T132">(</text:span><text:span text:style-name="Акцент"><text:span text:style-name="T132">резать</text:span></text:span><text:span text:style-name="T132"> — </text:span><text:span text:style-name="Акцент"><text:span text:style-name="T132">резать на куски</text:span></text:span><text:span text:style-name="T132">; </text:span><text:span text:style-name="Акцент"><text:span text:style-name="T132">рвать</text:span></text:span><text:span text:style-name="T132"> — </text:span><text:span text:style-name="Акцент"><text:span text:style-name="T132">рвать на куски, в клочья</text:span></text:span><text:span text:style-name="T132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32">(</text:span><text:span text:style-name="Акцент"><text:span text:style-name="T132">быть чистым</text:span></text:span><text:span text:style-name="T132"> — </text:span><text:span text:style-name="Акцент"><text:span text:style-name="T132">чистить</text:span></text:span><text:span text:style-name="T132">; </text:span><text:span text:style-name="Акцент"><text:span text:style-name="T132">знать</text:span></text:span><text:span text:style-name="T132"> — </text:span><text:span text:style-name="Акцент"><text:span text:style-name="T132">обучать</text:span></text:span><text:span text:style-name="T132">; </text:span><text:span text:style-name="Акцент"><text:span text:style-name="T132">кушать</text:span></text:span><text:span text:style-name="T132"> — </text:span><text:span text:style-name="Акцент"><text:span text:style-name="T132">кормить</text:span></text:span><text:span text:style-name="T132">)</text:span><text:span text:style-name="T75">; объявительное (декларативное) значение </text:span><text:span text:style-name="T132">(</text:span><text:span text:style-name="Акцент"><text:span text:style-name="T132">говорить правду, быть правдивым</text:span></text:span><text:span text:style-name="T132"> — </text:span><text:span text:style-name="Акцент"><text:span text:style-name="T132">считать правдивым, верить</text:span></text:span><text:span text:style-name="T132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33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34"><text:span text:style-name="Пункт"><text:span text:style-name="T79">Масдар</text:span></text:span><text:span text:style-name="T79"> — </text:span><text:span text:style-name="Арабиййун"><text:span text:style-name="T80">تَفْعِيلٌ </text:span></text:span><text:span text:style-name="T183">или </text:span><text:span text:style-name="Арабиййун"><text:span text:style-name="T80">تَفْعِل</text:span></text:span><text:span text:style-name="Арабиййун"><text:span text:style-name="T183">َةٌ</text:span></text:span><text:span text:style-name="T183">,</text:span><text:span text:style-name="T79">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35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91" text:outline-level="2">III порода</text:h>
      <text:p text:style-name="P36"><text:span text:style-name="Пункт"><text:span text:style-name="T125">Формула</text:span></text:span><text:span text:style-name="T125"> — </text:span><text:span text:style-name="Арабиййун"><text:span text:style-name="T125">فَاعَلَ</text:span></text:span><text:span text:style-name="T125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6"> </text:span><text:span text:style-name="Арабиййун"><text:span text:style-name="T126">يُفَاعِلُ</text:span></text:span><text:span text:style-name="T126">.</text:span></text:p>
      <text:p text:style-name="P36"><text:span text:style-name="Пункт"><text:span text:style-name="T125">Основные значения</text:span></text:span><text:span text:style-name="T125">: взаимное действие между двумя лицами (сторонами) </text:span><text:span text:style-name="T138">(</text:span><text:span text:style-name="Акцент"><text:span text:style-name="T125">писать</text:span></text:span><text:span text:style-name="T125"> — </text:span><text:span text:style-name="Акцент"><text:span text:style-name="T125">переписываться</text:span></text:span><text:span text:style-name="T125">; </text:span><text:span text:style-name="Акцент"><text:span text:style-name="T125">говорить</text:span></text:span><text:span text:style-name="T125"> — </text:span><text:span text:style-name="Акцент"><text:span text:style-name="T125">общаться</text:span></text:span><text:span text:style-name="T125">; </text:span><text:span text:style-name="Акцент"><text:span text:style-name="T125">сидеть</text:span></text:span><text:span text:style-name="T125"> — </text:span><text:span text:style-name="Акцент"><text:span text:style-name="T125">сидеть вместе, заседать</text:span></text:span><text:span text:style-name="T138">);</text:span><text:span text:style-name="T125"> применение по отношению к другому лицу (стороне) того, что заключено в глаголе </text:span><text:span text:style-name="T139">(</text:span><text:span text:style-name="Акцент"><text:span text:style-name="T125">быть правдивым, </text:span></text:span><text:span text:style-name="Акцент"><text:span text:style-name="T140">искренним</text:span></text:span><text:span text:style-name="T125"> — </text:span><text:span text:style-name="Акцент"><text:span text:style-name="T125">обходиться по-дружески</text:span></text:span><text:span text:style-name="T125">; </text:span><text:span text:style-name="Акцент"><text:span text:style-name="T125">быть хорошим</text:span></text:span><text:span text:style-name="T125"> — </text:span><text:span text:style-name="Акцент"><text:span text:style-name="T125">обходиться по-хорошему</text:span></text:span><text:span text:style-name="T125">; </text:span><text:span text:style-name="Акцент"><text:span text:style-name="T125">работать</text:span></text:span><text:span text:style-name="T125"> — </text:span><text:span text:style-name="Акцент"><text:span text:style-name="T125">обращаться, обходиться, поступать (с кем-л.)</text:span></text:span><text:span text:style-name="T125">; </text:span><text:span text:style-name="Акцент"><text:span text:style-name="T125">делать</text:span></text:span><text:span text:style-name="T125"> — </text:span><text:span text:style-name="Акцент"><text:span text:style-name="T125">иметь дело (с кем-л.)</text:span></text:span><text:span text:style-name="T139">).</text:span></text:p>
      <text:p text:style-name="P37"><text:span text:style-name="Пункт"><text:span text:style-name="T127">Повелительное наклонение</text:span></text:span><text:span text:style-name="T127"> — </text:span><text:span text:style-name="Арабиййун"><text:span text:style-name="T127">فَاعِلْ</text:span></text:span><text:span text:style-name="T127">.</text:span></text:p>
      <text:p text:style-name="P37"><text:span text:style-name="Пункт"><text:span text:style-name="T127">Масдар</text:span></text:span><text:span text:style-name="T127"> — </text:span><text:span text:style-name="Арабиййун"><text:span text:style-name="T127">مُفَاعَلَةٌ</text:span></text:span><text:span text:style-name="T127"> или </text:span><text:span text:style-name="Арабиййун"><text:span text:style-name="T127">فِعَالٌ</text:span></text:span><text:span text:style-name="T127">.</text:span></text:p>
      <text:p text:style-name="P38"><text:span text:style-name="Пункт"><text:span text:style-name="T128">Причастие</text:span></text:span><text:span text:style-name="T128"> действительного залога — </text:span><text:span text:style-name="Арабиййун"><text:span text:style-name="T128">مُفَاعِلٌ</text:span></text:span><text:span text:style-name="T128">, страдательного — </text:span><text:span text:style-name="Арабиййун"><text:span text:style-name="T128">مُفَاعَلٌ</text:span></text:span><text:span text:style-name="T128">.</text:span></text:p>
      <text:h text:style-name="P92" text:outline-level="2"><text:soft-page-break/>IV порода</text:h>
      <text:p text:style-name="P39"><text:span text:style-name="Пункт"><text:span text:style-name="T89">Формула</text:span></text:span><text:span text:style-name="T89">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схеме, но при этом </text:span><text:span text:style-name="T90">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7">يُفْعِلُ</text:span></text:span><text:span text:style-name="T90">.</text:span></text:p>
      <text:p text:style-name="P39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5">(</text:span><text:span text:style-name="Акцент"><text:span text:style-name="T135">вставать, подниматься</text:span></text:span><text:span text:style-name="T135"> — </text:span><text:span text:style-name="Акцент"><text:span text:style-name="T135">поднимать</text:span></text:span><text:span text:style-name="T135">; </text:span><text:span text:style-name="Акцент"><text:span text:style-name="T135">знать</text:span></text:span><text:span text:style-name="T135"> — </text:span><text:span text:style-name="Акцент"><text:span text:style-name="T135">сообщать, уведомлять</text:span></text:span><text:span text:style-name="T135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6">(</text:span><text:span text:style-name="Акцент"><text:span text:style-name="T136">море</text:span></text:span><text:span text:style-name="T136"> — </text:span><text:span text:style-name="Акцент"><text:span text:style-name="T136">отправляться в море, отплывать</text:span></text:span><text:span text:style-name="T136">).</text:span></text:p>
      <text:p text:style-name="P40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40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40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93" text:outline-level="2">V порода</text:h>
      <text:p text:style-name="P41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34">для настояще-будущего времени — </text:span><text:span text:style-name="Арабиййун"><text:span text:style-name="T134">يَتَفَعَّلُ</text:span></text:span><text:span text:style-name="T134">.</text:span></text:p>
      <text:p text:style-name="P41"><text:span text:style-name="Пункт"><text:span text:style-name="T82">Основное значение</text:span></text:span><text:span text:style-name="T82"> — возвратное по отношению ко II породе </text:span><text:span text:style-name="T133">(</text:span><text:span text:style-name="Акцент"><text:span text:style-name="T133">учить, обучать</text:span></text:span><text:span text:style-name="T133"> — </text:span><text:span text:style-name="Акцент"><text:span text:style-name="T133">учиться, обучаться</text:span></text:span><text:span text:style-name="T133">)</text:span><text:span text:style-name="T82">.</text:span></text:p>
      <text:p text:style-name="P41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41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42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, </text:span><text:span text:style-name="T184">страдательного — </text:span><text:span text:style-name="Арабиййун"><text:span text:style-name="T82">مُتَفَع</text:span></text:span><text:span text:style-name="Арабиййун"><text:span text:style-name="T184">َّ</text:span></text:span><text:span text:style-name="Арабиййун"><text:span text:style-name="T82">لٌ</text:span></text:span><text:span text:style-name="T184">.</text:span></text:p>
      <text:h text:style-name="P94" text:outline-level="2">VI порода</text:h>
      <text:p text:style-name="P43"><text:span text:style-name="Пункт"><text:span text:style-name="T129">Формула</text:span></text:span><text:span text:style-name="T129"> — </text:span><text:span text:style-name="Арабиййун"><text:span text:style-name="T129">تَفَاعَلَ</text:span></text:span><text:span text:style-name="T129">. </text:span><text:span text:style-name="T130">Настояще-будущее время — </text:span><text:span text:style-name="Арабиййун"><text:span text:style-name="T130">يَتَفَاعَلُ</text:span></text:span><text:span text:style-name="T130">.</text:span></text:p>
      <text:p text:style-name="P44"><text:span text:style-name="Пункт">Основные значения </text:span><text:span text:style-name="T143">по отношению к III породе: </text:span>взаимно-массовое действие <text:span text:style-name="T141">(</text:span><text:span text:style-name="Акцент"><text:span text:style-name="T141">писать</text:span></text:span><text:span text:style-name="T141"> — </text:span><text:span text:style-name="Акцент"><text:span text:style-name="T141">переписываться</text:span></text:span><text:span text:style-name="T141">; </text:span><text:span text:style-name="Акцент"><text:span text:style-name="T141">падать</text:span></text:span><text:span text:style-name="T141"> — </text:span><text:span text:style-name="Акцент"><text:span text:style-name="T141">осыпаться</text:span></text:span><text:span text:style-name="T141">; </text:span><text:span text:style-name="Акцент"><text:span text:style-name="T141">обеспечивать, гарантировать</text:span></text:span><text:span text:style-name="T141"> — </text:span><text:span text:style-name="Акцент"><text:span text:style-name="T141">ручаться друг за друга, объединяться</text:span></text:span><text:span text:style-name="T141">; </text:span><text:span text:style-name="Акцент"><text:span text:style-name="T141">подниматься</text:span></text:span><text:span text:style-name="T141"> — </text:span><text:span text:style-name="Акцент"><text:span text:style-name="T141">подниматься массой, клубиться (о дыме)</text:span></text:span><text:span text:style-name="T141">)</text:span>; постепенное нарастание или спад в развитии действия <text:span text:style-name="T141">(</text:span><text:span text:style-name="Акцент"><text:span text:style-name="T141">быть многочисленным</text:span></text:span><text:span text:style-name="T141"> — </text:span><text:span text:style-name="Акцент"><text:span text:style-name="T141">вырастать количественно, умножаться</text:span></text:span><text:span text:style-name="T141">; </text:span><text:span text:style-name="Акцент"><text:span text:style-name="T141">спускаться</text:span></text:span><text:span text:style-name="T141"> — </text:span><text:span text:style-name="Акцент"><text:span text:style-name="T141">постепенно спускаться, уступать</text:span></text:span><text:span text:style-name="T141">)</text:span>; симуляция действия или состояния <text:span text:style-name="T141">(</text:span><text:span text:style-name="Акцент"><text:span text:style-name="T141">не знать</text:span></text:span><text:span text:style-name="T141"> — </text:span><text:span text:style-name="Акцент"><text:span text:style-name="T141">претворяться незнающим, игнорировать</text:span></text:span><text:span text:style-name="T141">)</text:span>.</text:p>
      <text:p text:style-name="P45"><text:span text:style-name="Пункт">Повелительное наклонение</text:span> — <text:span text:style-name="Арабиййун">تَفَاعَلْ</text:span>.</text:p>
      <text:p text:style-name="P45"><text:span text:style-name="Пункт">Масдар</text:span> — <text:span text:style-name="Арабиййун">تَفَاعُلٌ</text:span>.</text:p>
      <text:p text:style-name="P45"><text:soft-page-break/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95" text:outline-level="2">VII порода</text:h>
      <text:p text:style-name="P46"><text:span text:style-name="Пункт"><text:span text:style-name="T142">Формула</text:span></text:span><text:span text:style-name="T142"> — </text:span><text:span text:style-name="Арабиййун"><text:span text:style-name="T142">إِنْفَعَلَ</text:span></text:span><text:span text:style-name="T142">, настояще-будущее время — </text:span><text:span text:style-name="Арабиййун"><text:span text:style-name="T142">يَنْفَعِلُ</text:span></text:span><text:span text:style-name="T142">.</text:span></text:p>
      <text:p text:style-name="P46"><text:span text:style-name="Пункт"><text:span text:style-name="T142">Основная функция</text:span></text:span><text:span text:style-name="T142"> — сообщение страдательного значения (</text:span><text:span text:style-name="Акцент"><text:span text:style-name="T142">делить</text:span></text:span><text:span text:style-name="T142"> — </text:span><text:span text:style-name="Акцент"><text:span text:style-name="T142">делиться на, быть разделенным</text:span></text:span><text:span text:style-name="T142">; </text:span><text:span text:style-name="Акцент"><text:span text:style-name="T142">созывать, заключать</text:span></text:span><text:span text:style-name="T142"> — </text:span><text:span text:style-name="Акцент"><text:span text:style-name="T142">быть созванным, быть заключенным</text:span></text:span><text:span text:style-name="T142">).</text:span></text:p>
      <text:p text:style-name="P46"><text:span text:style-name="Пункт"><text:span text:style-name="T142">Всегда непереходные</text:span></text:span><text:span text:style-name="T142">, поэтому не имеют при себе дополнения.</text:span></text:p>
      <text:p text:style-name="P46"><text:span text:style-name="Пункт"><text:span text:style-name="T142">Повелительное наклонение</text:span></text:span><text:span text:style-name="T142"> — </text:span><text:span text:style-name="Арабиййун"><text:span text:style-name="T142">إِنْفَعِلْ</text:span></text:span><text:span text:style-name="T142">.</text:span></text:p>
      <text:p text:style-name="P46"><text:span text:style-name="Пункт"><text:span text:style-name="T142">Масдар</text:span></text:span><text:span text:style-name="T142"> — </text:span><text:span text:style-name="Арабиййун"><text:span text:style-name="T142">إِنْفِعَالٌ</text:span></text:span><text:span text:style-name="T142">.</text:span></text:p>
      <text:p text:style-name="P47"><text:span text:style-name="Пункт"><text:span text:style-name="T142">Причастие</text:span></text:span><text:span text:style-name="T142"> действительного залога — </text:span><text:span text:style-name="Арабиййун"><text:span text:style-name="T142">مُنْفَعِلٌ</text:span></text:span><text:span text:style-name="T142">, </text:span><text:span text:style-name="T185">страдательного — </text:span><text:span text:style-name="Арабиййун"><text:span text:style-name="T142">مُنْفَع</text:span></text:span><text:span text:style-name="Арабиййун"><text:span text:style-name="T185">َ</text:span></text:span><text:span text:style-name="Арабиййун"><text:span text:style-name="T142">لٌ</text:span></text:span><text:span text:style-name="T185">.</text:span></text:p>
      <text:p text:style-name="P48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96" text:outline-level="2">VIII порода</text:h>
      <text:p text:style-name="P49"><text:span text:style-name="Пункт"><text:span text:style-name="T144">Формула</text:span></text:span><text:span text:style-name="T144"> — </text:span><text:span text:style-name="Арабиййун"><text:span text:style-name="T144">إِفْتَعَلَ</text:span></text:span><text:span text:style-name="T144"> , </text:span><text:span text:style-name="T145">настояще-будущее время — </text:span><text:span text:style-name="Арабиййун"><text:span text:style-name="T145">يَفْتَعِلُ</text:span></text:span><text:span text:style-name="T145">.</text:span></text:p>
      <text:p text:style-name="P49"><text:span text:style-name="Пункт"><text:span text:style-name="T144">Особенность</text:span></text:span><text:span text:style-name="T144"> — если первая коренная одна из </text:span><text:span text:style-name="Арабиййун"><text:span text:style-name="T144">ص، ض، ط، ظ</text:span></text:span><text:span text:style-name="T144"> или </text:span><text:span text:style-name="Арабиййун"><text:span text:style-name="T144">د، ذ، ز</text:span></text:span><text:span text:style-name="T144">, то инфикс </text:span><text:span text:style-name="Арабиййун"><text:span text:style-name="T144">ت</text:span></text:span><text:span text:style-name="T144"> превращается в </text:span><text:span text:style-name="Арабиййун"><text:span text:style-name="T144">ط</text:span></text:span><text:span text:style-name="T144"> или </text:span><text:span text:style-name="Арабиййун"><text:span text:style-name="T144">د</text:span></text:span><text:span text:style-name="T144">, соответственно.</text:span></text:p>
      <text:p text:style-name="P49"><text:span text:style-name="Пункт"><text:span text:style-name="T144">Основное значение</text:span></text:span><text:span text:style-name="T144"> — возвратное для I породы (</text:span><text:span text:style-name="Акцент"><text:span text:style-name="T144">собирать</text:span></text:span><text:span text:style-name="T144"> — </text:span><text:span text:style-name="Акцент"><text:span text:style-name="T144">собираться</text:span></text:span><text:span text:style-name="T144">; </text:span><text:span text:style-name="Акцент"><text:span text:style-name="T144">поднимать</text:span></text:span><text:span text:style-name="T144"> — </text:span><text:span text:style-name="Акцент"><text:span text:style-name="T144">подниматься</text:span></text:span><text:span text:style-name="T144">; </text:span><text:span text:style-name="Акцент"><text:span text:style-name="T144">приобретать</text:span></text:span><text:span text:style-name="T144"> — </text:span><text:span text:style-name="Акцент"><text:span text:style-name="T144">приобретать себе, зарабатывать</text:span></text:span><text:span text:style-name="T144">; </text:span><text:span text:style-name="Акцент"><text:span text:style-name="T144">делить</text:span></text:span><text:span text:style-name="T144"> — </text:span><text:span text:style-name="Акцент"><text:span text:style-name="T144">делить между собой</text:span></text:span><text:span text:style-name="T144">).</text:span></text:p>
      <text:p text:style-name="P48"><text:span text:style-name="Пункт"><text:span text:style-name="T145">Повелительное наклонение</text:span></text:span><text:span text:style-name="T145"> — </text:span><text:span text:style-name="Арабиййун"><text:span text:style-name="T145">إِفْتَعِلْ</text:span></text:span><text:span text:style-name="T145">.</text:span></text:p>
      <text:p text:style-name="P48"><text:span text:style-name="Пункт"><text:span text:style-name="T145">Масдар</text:span></text:span><text:span text:style-name="T145"> — </text:span><text:span text:style-name="Арабиййун"><text:span text:style-name="T145">إِفْتِعَالٌ</text:span></text:span><text:span text:style-name="T145">.</text:span></text:p>
      <text:p text:style-name="P48"><text:span text:style-name="Пункт"><text:span text:style-name="T145">Причастие</text:span></text:span><text:span text:style-name="T145"> действительного залога — </text:span><text:span text:style-name="Арабиййун"><text:span text:style-name="T145">مُفْتَعِلٌ</text:span></text:span><text:span text:style-name="T145">, страдательного — </text:span><text:span text:style-name="Арабиййун"><text:span text:style-name="T145">مُفْتَعَلٌ</text:span></text:span><text:span text:style-name="T145">.</text:span></text:p>
      <text:p text:style-name="P48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97" text:outline-level="2">IX порода</text:h>
      <text:p text:style-name="P50"><text:span text:style-name="Пункт"><text:span text:style-name="T147">Формула</text:span></text:span><text:span text:style-name="T147"> — </text:span><text:span text:style-name="Арабиййун"><text:span text:style-name="T147">إِفْعَلَّ</text:span></text:span><text:span text:style-name="T147">, настояще-будущее время — </text:span><text:span text:style-name="Арабиййун"><text:span text:style-name="T147">يَفْعَلُّ</text:span></text:span><text:span text:style-name="T147">.</text:span></text:p>
      <text:p text:style-name="P50"><text:span text:style-name="Пункт"><text:span text:style-name="T147">Значение</text:span></text:span><text:span text:style-name="T147"> — становиться такого-то цвета или получать такое-то внешнее качество (</text:span><text:span text:style-name="Акцент"><text:span text:style-name="T147">красный</text:span></text:span><text:span text:style-name="T147"> — </text:span><text:span text:style-name="Акцент"><text:span text:style-name="T147">становиться красным, краснеть</text:span></text:span><text:span text:style-name="T147">).</text:span></text:p>
      <text:p text:style-name="P50"><text:soft-page-break/><text:span text:style-name="Пункт"><text:span text:style-name="T147">Масдар</text:span></text:span><text:span text:style-name="T147"> — </text:span><text:span text:style-name="Арабиййун"><text:span text:style-name="T147">إِفْعِلَالٌ</text:span></text:span><text:span text:style-name="T147">.</text:span></text:p>
      <text:p text:style-name="P51"><text:span text:style-name="Пункт"><text:span text:style-name="T186">Повелительное наклонение</text:span></text:span><text:span text:style-name="T186"> — </text:span><text:span text:style-name="Арабиййун"><text:span text:style-name="T186">إِفْعَلِلْ</text:span></text:span><text:span text:style-name="T186">.</text:span></text:p>
      <text:p text:style-name="P50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فْعَلٌّ</text:span></text:span><text:span text:style-name="T147">.</text:span></text:p>
      <text:p text:style-name="P52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98" text:outline-level="2">X порода</text:h>
      <text:p text:style-name="P53"><text:span text:style-name="Пункт"><text:span text:style-name="T148">Формула</text:span></text:span><text:span text:style-name="T148"> — </text:span><text:span text:style-name="Арабиййун"><text:span text:style-name="T148">إِسْتَفْعَلَ</text:span></text:span><text:span text:style-name="T148">, </text:span><text:span text:style-name="T151">настояще-будущее время — </text:span><text:span text:style-name="Арабиййун"><text:span text:style-name="T151">يَسْتَفْعِلُ</text:span></text:span><text:span text:style-name="T151">.</text:span></text:p>
      <text:p text:style-name="P53"><text:span text:style-name="Пункт"><text:span text:style-name="T148">Основные значения</text:span></text:span><text:span text:style-name="T148">: возвратное для глаголов IV породы (</text:span><text:span text:style-name="Акцент"><text:span text:style-name="T148">будить</text:span></text:span><text:span text:style-name="T148"> — </text:span><text:span text:style-name="Акцент"><text:span text:style-name="T148">просыпаться</text:span></text:span><text:span text:style-name="T148">; </text:span><text:span text:style-name="Акцент"><text:span text:style-name="T148">давать покой</text:span></text:span><text:span text:style-name="T148"> — </text:span><text:span text:style-name="Акцент"><text:span text:style-name="T148">отдыхать</text:span></text:span><text:span text:style-name="T148">; </text:span><text:span text:style-name="Акцент"><text:span text:style-name="T148">напоминать</text:span></text:span><text:span text:style-name="T148"> — </text:span><text:span text:style-name="Акцент"><text:span text:style-name="T148">вспоминать, выучить наизусть</text:span></text:span><text:span text:style-name="T148">); </text:span><text:span text:style-name="T149">просьба, привлечение со стороны (</text:span><text:span text:style-name="Акцент"><text:span text:style-name="T149">служить</text:span></text:span><text:span text:style-name="T149"> — </text:span><text:span text:style-name="Акцент"><text:span text:style-name="T149">брать на службу, использовать</text:span></text:span><text:span text:style-name="T149">; </text:span><text:span text:style-name="Акцент"><text:span text:style-name="T149">выходить</text:span></text:span><text:span text:style-name="T149"> — </text:span><text:span text:style-name="Акцент"><text:span text:style-name="T149">извлекать, добывать</text:span></text:span><text:span text:style-name="T149">; </text:span><text:span text:style-name="Акцент"><text:span text:style-name="T149">прибывать</text:span></text:span><text:span text:style-name="T149"> — </text:span><text:span text:style-name="Акцент"><text:span text:style-name="T149">просить прибыть, пригласить</text:span></text:span><text:span text:style-name="T149">; </text:span><text:span text:style-name="Акцент"><text:span text:style-name="T149">писать</text:span></text:span><text:span text:style-name="T149"> — </text:span><text:span text:style-name="Акцент"><text:span text:style-name="T149">выписывать</text:span></text:span><text:span text:style-name="T149">); </text:span><text:span text:style-name="T150">находить в чем-либо качество, заключенное в значении глагола (</text:span><text:span text:style-name="Акцент"><text:span text:style-name="T150">быть большим</text:span></text:span><text:span text:style-name="T150"> — </text:span><text:span text:style-name="Акцент"><text:span text:style-name="T150">считать большим, важным</text:span></text:span><text:span text:style-name="T150">; </text:span><text:span text:style-name="Акцент"><text:span text:style-name="T150">быть хорошим</text:span></text:span><text:span text:style-name="T150"> — </text:span><text:span text:style-name="Акцент"><text:span text:style-name="T150">находить хорошим, одобрять</text:span></text:span><text:span text:style-name="T150">); при отыменном образовании — </text:span><text:span text:style-name="Акцент"><text:span text:style-name="T150">становиться тем, что означает имя</text:span></text:span><text:span text:style-name="T150"> (</text:span><text:span text:style-name="Акцент"><text:span text:style-name="T150">камень</text:span></text:span><text:span text:style-name="T150"> — </text:span><text:span text:style-name="Акцент"><text:span text:style-name="T150">превратиться в камень, окаменеть</text:span></text:span><text:span text:style-name="T150">).</text:span></text:p>
      <text:p text:style-name="P54"><text:span text:style-name="Пункт"><text:span text:style-name="T151">Повелительное наклонение</text:span></text:span><text:span text:style-name="T151"> — </text:span><text:span text:style-name="Арабиййун"><text:span text:style-name="T151">إِسْتَفْعِلْ</text:span></text:span><text:span text:style-name="T151">.</text:span></text:p>
      <text:p text:style-name="P54"><text:span text:style-name="Пункт"><text:span text:style-name="T151">Масдар</text:span></text:span><text:span text:style-name="T151"> — </text:span><text:span text:style-name="Арабиййун"><text:span text:style-name="T151">إِسْتِفْعَالٌ</text:span></text:span><text:span text:style-name="T151">.</text:span></text:p>
      <text:p text:style-name="P55"><text:span text:style-name="Пункт"><text:span text:style-name="T152">Причастие</text:span></text:span><text:span text:style-name="T152"> действительного залога — </text:span><text:span text:style-name="Арабиййун"><text:span text:style-name="T152">مُسْتَفْعِلٌ</text:span></text:span><text:span text:style-name="T152">, страдательного — </text:span><text:span text:style-name="Арабиййун"><text:span text:style-name="T152">مُسْتَفْعَلٌ</text:span></text:span><text:span text:style-name="T152">.</text:span></text:p>
      <text:p text:style-name="P55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99" text:outline-level="2">Имена</text:h>
      <text:p text:style-name="P56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</text:span><text:span text:style-name="T112">места</text:span><text:span text:style-name="T83"> от глаголов с типовой огласовкой кясра, </text:span><text:span text:style-name="T84">по второй, за редким исключением, — имя </text:span><text:span text:style-name="T113">места</text:span><text:span text:style-name="T84"> в остальных случаях. </text:span><text:span text:style-name="T86">Имя </text:span><text:span text:style-name="T114">места</text:span><text:span text:style-name="T86"> от всех производных пород и от четырехсогласных глаголов по форме совпадает с причастием страдательного залога.</text:span></text:p>
      <text:p text:style-name="P56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7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7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106" text:outline-level="1"><text:soft-page-break/>Страдательный залог</text:h>
      <text:h text:style-name="P100" text:outline-level="2">Прошедшего времени</text:h>
      <text:p text:style-name="P58"><text:span text:style-name="T153">Для всех пород образуется от формы действительного залога прошедшего времени </text:span><text:span text:style-name="T153">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53">ـَا</text:span></text:span><text:span text:style-name="T153"> превращается в долгое </text:span><text:span text:style-name="Арабиййун"><text:span text:style-name="T153">ـُو</text:span></text:span><text:span text:style-name="T153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62"><text:span text:style-name="Заголовок_20_таблицы"><text:span text:style-name="T157">Страдательный залог</text:span></text:span></text:p>
            </table:table-cell>
            <table:table-cell table:style-name="Таблица1.A1" office:value-type="string">
              <text:p text:style-name="P62"><text:span text:style-name="Заголовок_20_таблицы"><text:span text:style-name="T157">Действительный залог</text:span></text:span></text:p>
            </table:table-cell>
            <table:table-cell table:style-name="Таблица1.A1" office:value-type="string">
              <text:p text:style-name="P62"><text:span text:style-name="Заголовок_20_таблицы"><text:span text:style-name="T157">Породы</text:span></text:span></text:p>
            </table:table-cell>
          </table:table-row>
        </table:table-header-rows>
        <table:table-row>
          <table:table-cell table:style-name="Таблица1.A6" office:value-type="string">
            <text:p text:style-name="P62"><text:span text:style-name="Арабиййун"><text:span text:style-name="T157">فُعِلَ</text:span></text:span></text:p>
          </table:table-cell>
          <table:table-cell table:style-name="Таблица1.B6" office:value-type="string">
            <text:p text:style-name="P62"><text:span text:style-name="Арабиййун"><text:span text:style-name="T157">فَعَلَ</text:span></text:span></text:p>
          </table:table-cell>
          <table:table-cell table:style-name="Таблица1.C6" office:value-type="string">
            <text:p text:style-name="P79">I</text:p>
          </table:table-cell>
        </table:table-row>
        <table:table-row>
          <table:table-cell table:style-name="Таблица1.A6" office:value-type="string">
            <text:p text:style-name="P62"><text:span text:style-name="Арабиййун"><text:span text:style-name="T157">فُعِّلَ</text:span></text:span></text:p>
          </table:table-cell>
          <table:table-cell table:style-name="Таблица1.B6" office:value-type="string">
            <text:p text:style-name="P62"><text:span text:style-name="Арабиййун"><text:span text:style-name="T157">فَعَّلَ</text:span></text:span></text:p>
          </table:table-cell>
          <table:table-cell table:style-name="Таблица1.C6" office:value-type="string">
            <text:p text:style-name="P79">II</text:p>
          </table:table-cell>
        </table:table-row>
        <table:table-row>
          <table:table-cell table:style-name="Таблица1.A6" office:value-type="string">
            <text:p text:style-name="P62"><text:span text:style-name="Арабиййун"><text:span text:style-name="T157">فُوعِلَ</text:span></text:span></text:p>
          </table:table-cell>
          <table:table-cell table:style-name="Таблица1.B6" office:value-type="string">
            <text:p text:style-name="P62"><text:span text:style-name="Арабиййун"><text:span text:style-name="T157">فَاعَلَ</text:span></text:span></text:p>
          </table:table-cell>
          <table:table-cell table:style-name="Таблица1.C6" office:value-type="string">
            <text:p text:style-name="P79">III</text:p>
          </table:table-cell>
        </table:table-row>
        <table:table-row>
          <table:table-cell table:style-name="Таблица1.A6" office:value-type="string">
            <text:p text:style-name="P62"><text:span text:style-name="Арабиййун"><text:span text:style-name="T157">أُفْعِلَ</text:span></text:span></text:p>
          </table:table-cell>
          <table:table-cell table:style-name="Таблица1.B6" office:value-type="string">
            <text:p text:style-name="P62"><text:span text:style-name="Арабиййун"><text:span text:style-name="T157">أَفْعَلَ</text:span></text:span></text:p>
          </table:table-cell>
          <table:table-cell table:style-name="Таблица1.C6" office:value-type="string">
            <text:p text:style-name="P79">IV</text:p>
          </table:table-cell>
        </table:table-row>
        <table:table-row>
          <table:table-cell table:style-name="Таблица1.A6" office:value-type="string">
            <text:p text:style-name="P62"><text:span text:style-name="Арабиййун"><text:span text:style-name="T157">تُفُعِّلَ</text:span></text:span></text:p>
          </table:table-cell>
          <table:table-cell table:style-name="Таблица1.B6" office:value-type="string">
            <text:p text:style-name="P62"><text:span text:style-name="Арабиййун"><text:span text:style-name="T157">تَفَعَّلَ</text:span></text:span></text:p>
          </table:table-cell>
          <table:table-cell table:style-name="Таблица1.C6" office:value-type="string">
            <text:p text:style-name="P79">V</text:p>
          </table:table-cell>
        </table:table-row>
        <table:table-row>
          <table:table-cell table:style-name="Таблица1.A8" office:value-type="string">
            <text:p text:style-name="P62"><text:span text:style-name="Арабиййун"><text:span text:style-name="T157">تُفُوعِلَ</text:span></text:span></text:p>
          </table:table-cell>
          <table:table-cell table:style-name="Таблица1.B8" office:value-type="string">
            <text:p text:style-name="P62"><text:span text:style-name="Арабиййун"><text:span text:style-name="T157">تَفَاعَلَ</text:span></text:span></text:p>
          </table:table-cell>
          <table:table-cell table:style-name="Таблица1.C8" office:value-type="string">
            <text:p text:style-name="P79">VI</text:p>
          </table:table-cell>
        </table:table-row>
        <table:table-row>
          <table:table-cell table:style-name="Таблица1.A8" office:value-type="string">
            <text:p text:style-name="P63"><text:span text:style-name="Арабиййун"><text:span text:style-name="T180">أُنْفُعِلَ</text:span></text:span></text:p>
          </table:table-cell>
          <table:table-cell table:style-name="Таблица1.B8" office:value-type="string">
            <text:p text:style-name="P63"><text:span text:style-name="Арабиййун"><text:span text:style-name="T180">إِنْفَعَلَ</text:span></text:span></text:p>
          </table:table-cell>
          <table:table-cell table:style-name="Таблица1.C8" office:value-type="string">
            <text:p text:style-name="P80">VII</text:p>
          </table:table-cell>
        </table:table-row>
        <table:table-row>
          <table:table-cell table:style-name="Таблица1.A9" office:value-type="string">
            <text:p text:style-name="P62"><text:span text:style-name="Арабиййун"><text:span text:style-name="T157">أُفْتُعِلَ</text:span></text:span></text:p>
          </table:table-cell>
          <table:table-cell table:style-name="Таблица1.B9" office:value-type="string">
            <text:p text:style-name="P62"><text:span text:style-name="Арабиййун"><text:span text:style-name="T157">إِفْتَعَلَ</text:span></text:span></text:p>
          </table:table-cell>
          <table:table-cell table:style-name="Таблица1.C9" office:value-type="string">
            <text:p text:style-name="P79">VIII</text:p>
          </table:table-cell>
        </table:table-row>
        <table:table-row>
          <table:table-cell table:style-name="Таблица1.A10" office:value-type="string">
            <text:p text:style-name="P62"><text:span text:style-name="Арабиййун"><text:span text:style-name="T157">أُسْتُفْعِلَ</text:span></text:span></text:p>
          </table:table-cell>
          <table:table-cell table:style-name="Таблица1.B10" office:value-type="string">
            <text:p text:style-name="P62"><text:span text:style-name="Арабиййун"><text:span text:style-name="T157">إِسْتَفْعَلَ</text:span></text:span></text:p>
          </table:table-cell>
          <table:table-cell table:style-name="Таблица1.C10" office:value-type="string">
            <text:p text:style-name="P79">X</text:p>
          </table:table-cell>
        </table:table-row>
      </table:table>
      <text:h text:style-name="P101" text:outline-level="2">Настояще-будущего времени</text:h>
      <text:p text:style-name="P59"><text:span text:style-name="T154">Образуется от формы настояще-будущего времени действительного залога соответствующих пород</text:span><text:span text:style-name="T155"> </text:span><text:span text:style-name="T156">установкой</text:span><text:span text:style-name="T154"> </text:span><text:span text:style-name="T155">дамм</text:span><text:span text:style-name="T156">ы над</text:span><text:span text:style-name="T155"> </text:span><text:span text:style-name="T154">личн</text:span><text:span text:style-name="T156">ым</text:span><text:span text:style-name="T154"> преформатив</text:span><text:span text:style-name="T156">ом</text:span><text:span text:style-name="T154"> </text:span><text:span text:style-name="T155">и фатх</text:span><text:span text:style-name="T156">и над</text:span><text:span text:style-name="T154"> средней коренной</text:span><text:span text:style-name="T155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81"><text:span text:style-name="Заголовок_20_таблицы"><text:span text:style-name="T157">Страдательный залог</text:span></text:span></text:p>
            </table:table-cell>
            <table:table-cell table:style-name="Таблица2.A1" office:value-type="string">
              <text:p text:style-name="P82"><text:span text:style-name="Заголовок_20_таблицы"><text:span text:style-name="T157">Действительный залог</text:span></text:span></text:p>
            </table:table-cell>
            <table:table-cell table:style-name="Таблица2.A1" office:value-type="string">
              <text:p text:style-name="Table_20_Contents"><text:span text:style-name="Заголовок_20_таблицы"><text:span text:style-name="T157">Породы</text:span></text:span></text:p>
            </table:table-cell>
          </table:table-row>
        </table:table-header-rows>
        <table:table-row>
          <table:table-cell table:style-name="Таблица2.A2" office:value-type="string">
            <text:p text:style-name="P64"><text:span text:style-name="Арабиййун"><text:span text:style-name="T159">يُفْعَلُ</text:span></text:span></text:p>
          </table:table-cell>
          <table:table-cell table:style-name="Таблица2.B2" office:value-type="string">
            <text:p text:style-name="P65"><text:span text:style-name="Арабиййун"><text:span text:style-name="T158">يَفْعَ</text:span></text:span><text:span text:style-name="Арабиййун"><text:span text:style-name="T182">ُِ</text:span></text:span><text:span text:style-name="Арабиййун"><text:span text:style-name="T158">لُ</text:span></text:span></text:p>
          </table:table-cell>
          <table:table-cell table:style-name="Таблица2.C2" office:value-type="string">
            <text:p text:style-name="P79">I</text:p>
          </table:table-cell>
        </table:table-row>
        <table:table-row>
          <table:table-cell table:style-name="Таблица2.A8" office:value-type="string">
            <text:p text:style-name="P64"><text:span text:style-name="Арабиййун"><text:span text:style-name="T159">يُفَعَّلُ</text:span></text:span></text:p>
          </table:table-cell>
          <table:table-cell table:style-name="Таблица2.B8" office:value-type="string">
            <text:p text:style-name="P65"><text:span text:style-name="Арабиййун"><text:span text:style-name="T158">يُفَعِّلُ</text:span></text:span></text:p>
          </table:table-cell>
          <table:table-cell table:style-name="Таблица2.C8" office:value-type="string">
            <text:p text:style-name="P79">II</text:p>
          </table:table-cell>
        </table:table-row>
        <table:table-row>
          <table:table-cell table:style-name="Таблица2.A8" office:value-type="string">
            <text:p text:style-name="P64"><text:span text:style-name="Арабиййун"><text:span text:style-name="T159">يُفَاعَلُ</text:span></text:span></text:p>
          </table:table-cell>
          <table:table-cell table:style-name="Таблица2.B8" office:value-type="string">
            <text:p text:style-name="P65"><text:span text:style-name="Арабиййун"><text:span text:style-name="T158">يُفَاعِلُ</text:span></text:span></text:p>
          </table:table-cell>
          <table:table-cell table:style-name="Таблица2.C8" office:value-type="string">
            <text:p text:style-name="P79">III</text:p>
          </table:table-cell>
        </table:table-row>
        <table:table-row>
          <table:table-cell table:style-name="Таблица2.A8" office:value-type="string">
            <text:p text:style-name="P64"><text:span text:style-name="Арабиййун"><text:span text:style-name="T159">يُفْعَلُ</text:span></text:span></text:p>
          </table:table-cell>
          <table:table-cell table:style-name="Таблица2.B8" office:value-type="string">
            <text:p text:style-name="P65"><text:span text:style-name="Арабиййун"><text:span text:style-name="T158">يُفْعِلُ</text:span></text:span></text:p>
          </table:table-cell>
          <table:table-cell table:style-name="Таблица2.C8" office:value-type="string">
            <text:p text:style-name="P79">IV</text:p>
          </table:table-cell>
        </table:table-row>
        <table:table-row>
          <table:table-cell table:style-name="Таблица2.A8" office:value-type="string">
            <text:p text:style-name="P64"><text:span text:style-name="Арабиййун"><text:span text:style-name="T159">يُتَفَعَّلُ</text:span></text:span></text:p>
          </table:table-cell>
          <table:table-cell table:style-name="Таблица2.B8" office:value-type="string">
            <text:p text:style-name="P65"><text:span text:style-name="Арабиййун"><text:span text:style-name="T158">يَتَفَعَّلُ</text:span></text:span></text:p>
          </table:table-cell>
          <table:table-cell table:style-name="Таблица2.C8" office:value-type="string">
            <text:p text:style-name="P79">V</text:p>
          </table:table-cell>
        </table:table-row>
        <table:table-row>
          <table:table-cell table:style-name="Таблица2.A8" office:value-type="string">
            <text:p text:style-name="P64"><text:span text:style-name="Арабиййун"><text:span text:style-name="T159">يُتَفَاعَلُ</text:span></text:span></text:p>
          </table:table-cell>
          <table:table-cell table:style-name="Таблица2.B8" office:value-type="string">
            <text:p text:style-name="P65"><text:span text:style-name="Арабиййун"><text:span text:style-name="T158">يَتَفَاعَلُ</text:span></text:span></text:p>
          </table:table-cell>
          <table:table-cell table:style-name="Таблица2.C8" office:value-type="string">
            <text:p text:style-name="P79">VI</text:p>
          </table:table-cell>
        </table:table-row>
        <text:soft-page-break/>
        <table:table-row>
          <table:table-cell table:style-name="Таблица2.A8" office:value-type="string">
            <text:p text:style-name="P66"><text:span text:style-name="Арабиййун"><text:span text:style-name="T181">يُنْفَعَلُ</text:span></text:span></text:p>
          </table:table-cell>
          <table:table-cell table:style-name="Таблица2.B8" office:value-type="string">
            <text:p text:style-name="P66"><text:span text:style-name="Арабиййун"><text:span text:style-name="T181">يَنْفَعِلُ</text:span></text:span></text:p>
          </table:table-cell>
          <table:table-cell table:style-name="Таблица2.C8" office:value-type="string">
            <text:p text:style-name="P85">VII</text:p>
          </table:table-cell>
        </table:table-row>
        <table:table-row>
          <table:table-cell table:style-name="Таблица2.A9" office:value-type="string">
            <text:p text:style-name="P64"><text:span text:style-name="Арабиййун"><text:span text:style-name="T159">يُفْتَعَلُ</text:span></text:span></text:p>
          </table:table-cell>
          <table:table-cell table:style-name="Таблица2.B9" office:value-type="string">
            <text:p text:style-name="P65"><text:span text:style-name="Арабиййун"><text:span text:style-name="T158">يَفْتَعِلُ</text:span></text:span></text:p>
          </table:table-cell>
          <table:table-cell table:style-name="Таблица2.C9" office:value-type="string">
            <text:p text:style-name="P79">VIII</text:p>
          </table:table-cell>
        </table:table-row>
        <table:table-row>
          <table:table-cell table:style-name="Таблица2.A10" office:value-type="string">
            <text:p text:style-name="P64"><text:span text:style-name="Арабиййун"><text:span text:style-name="T159">يُسْتَفْعَلُ</text:span></text:span></text:p>
          </table:table-cell>
          <table:table-cell table:style-name="Таблица2.B10" office:value-type="string">
            <text:p text:style-name="P65"><text:span text:style-name="Арабиййун"><text:span text:style-name="T158">يَسْتَفْعِلُ</text:span></text:span></text:p>
          </table:table-cell>
          <table:table-cell table:style-name="Таблица2.C10" office:value-type="string">
            <text:p text:style-name="P79">X</text:p>
          </table:table-cell>
        </table:table-row>
      </table:table>
      <text:h text:style-name="P102" text:outline-level="2">Оформление в предложении</text:h>
      <text:p text:style-name="P60"><text:span text:style-name="T160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60">مِنْ طَرَفِ؛ مِنْ قِبَلِ؛ مِنْ جَانِبِ</text:span></text:span><text:span text:style-name="T160"> (</text:span><text:span text:style-name="Акцент"><text:span text:style-name="T160">со стороны</text:span></text:span><text:span text:style-name="T160">), а если — предмет, то, чаще всего, предлог </text:span><text:span text:style-name="Арабиййун"><text:span text:style-name="T160">بِ</text:span></text:span><text:span text:style-name="T160">.</text:span></text:p>
      <text:h text:style-name="P107" text:outline-level="1">Числительные</text:h>
      <text:h text:style-name="P103" text:outline-level="2">Количественные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83"><text:span text:style-name="Заголовок_20_таблицы"/></text:p>
            </table:table-cell>
            <table:table-cell table:style-name="Таблица3.A1" office:value-type="string">
              <text:p text:style-name="P61"><text:span text:style-name="Заголовок_20_таблицы"/></text:p>
            </table:table-cell>
            <table:table-cell table:style-name="Таблица3.A1" office:value-type="string">
              <text:p text:style-name="P61"><text:span text:style-name="Заголовок_20_таблицы"><text:span text:style-name="T23">Женский род</text:span></text:span></text:p>
            </table:table-cell>
            <table:table-cell table:style-name="Таблица3.A1" office:value-type="string">
              <text:p text:style-name="P61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3.A10" office:value-type="string">
            <text:p text:style-name="P86">1</text:p>
          </table:table-cell>
          <table:table-cell table:style-name="Таблица3.B10" office:value-type="string">
            <text:p text:style-name="P61"><text:span text:style-name="Арабиййун"><text:span text:style-name="T17">١</text:span></text:span></text:p>
          </table:table-cell>
          <table:table-cell table:style-name="Таблица3.C10" office:value-type="string">
            <text:p text:style-name="P67"><text:span text:style-name="Арабиййун"><text:span text:style-name="T24">وَاحِدَةٌ</text:span></text:span></text:p>
            <text:p text:style-name="P67"><text:span text:style-name="Арабиййун"><text:span text:style-name="T24">إِحْدَى</text:span></text:span></text:p>
          </table:table-cell>
          <table:table-cell table:style-name="Таблица3.D10" office:value-type="string">
            <text:p text:style-name="P67"><text:span text:style-name="Арабиййун"><text:span text:style-name="T24">وَاحِدٌ</text:span></text:span></text:p>
            <text:p text:style-name="P67"><text:span text:style-name="Арабиййун"><text:span text:style-name="T24">أَحَدٌ</text:span></text:span></text:p>
          </table:table-cell>
        </table:table-row>
        <table:table-row>
          <table:table-cell table:style-name="Таблица3.A10" office:value-type="string">
            <text:p text:style-name="P86">2</text:p>
          </table:table-cell>
          <table:table-cell table:style-name="Таблица3.B10" office:value-type="string">
            <text:p text:style-name="P68"><text:span text:style-name="Арабиййун"><text:span text:style-name="T17">٢</text:span></text:span></text:p>
          </table:table-cell>
          <table:table-cell table:style-name="Таблица3.C10" office:value-type="string">
            <text:p text:style-name="P69"><text:span text:style-name="Арабиййун"><text:span text:style-name="T25">إِثْنَتَانِ</text:span></text:span></text:p>
          </table:table-cell>
          <table:table-cell table:style-name="Таблица3.D10" office:value-type="string">
            <text:p text:style-name="P69"><text:span text:style-name="Арабиййун"><text:span text:style-name="T25">إِثْنَانِ</text:span></text:span></text:p>
          </table:table-cell>
        </table:table-row>
        <table:table-row>
          <table:table-cell table:style-name="Таблица3.A10" office:value-type="string">
            <text:p text:style-name="P86">3</text:p>
          </table:table-cell>
          <table:table-cell table:style-name="Таблица3.B10" office:value-type="string">
            <text:p text:style-name="P68"><text:span text:style-name="Арабиййун"><text:span text:style-name="T17">٣</text:span></text:span></text:p>
          </table:table-cell>
          <table:table-cell table:style-name="Таблица3.C10" office:value-type="string">
            <text:p text:style-name="P70"><text:span text:style-name="Арабиййун"><text:span text:style-name="T26">ثَلَاثَةٌ</text:span></text:span></text:p>
          </table:table-cell>
          <table:table-cell table:style-name="Таблица3.D10" office:value-type="string">
            <text:p text:style-name="P70"><text:span text:style-name="Арабиййун"><text:span text:style-name="T26">ثَلَاثٌ</text:span></text:span></text:p>
          </table:table-cell>
        </table:table-row>
        <table:table-row>
          <table:table-cell table:style-name="Таблица3.A10" office:value-type="string">
            <text:p text:style-name="P86">4</text:p>
          </table:table-cell>
          <table:table-cell table:style-name="Таблица3.B10" office:value-type="string">
            <text:p text:style-name="P68"><text:span text:style-name="Арабиййун"><text:span text:style-name="T17">٤</text:span></text:span></text:p>
          </table:table-cell>
          <table:table-cell table:style-name="Таблица3.C10" office:value-type="string">
            <text:p text:style-name="P70"><text:span text:style-name="Арабиййун"><text:span text:style-name="T26">أَرْبَعَةٌ</text:span></text:span></text:p>
          </table:table-cell>
          <table:table-cell table:style-name="Таблица3.D10" office:value-type="string">
            <text:p text:style-name="P70"><text:span text:style-name="Арабиййун"><text:span text:style-name="T26">أَرْبَعٌ</text:span></text:span></text:p>
          </table:table-cell>
        </table:table-row>
        <table:table-row>
          <table:table-cell table:style-name="Таблица3.A10" office:value-type="string">
            <text:p text:style-name="P86">5</text:p>
          </table:table-cell>
          <table:table-cell table:style-name="Таблица3.B10" office:value-type="string">
            <text:p text:style-name="P68"><text:span text:style-name="Арабиййун"><text:span text:style-name="T17">٥</text:span></text:span></text:p>
          </table:table-cell>
          <table:table-cell table:style-name="Таблица3.C10" office:value-type="string">
            <text:p text:style-name="P70"><text:span text:style-name="Арабиййун"><text:span text:style-name="T26">خَمْسَةٌ</text:span></text:span></text:p>
          </table:table-cell>
          <table:table-cell table:style-name="Таблица3.D10" office:value-type="string">
            <text:p text:style-name="P70"><text:span text:style-name="Арабиййун"><text:span text:style-name="T26">خَمْسٌ</text:span></text:span></text:p>
          </table:table-cell>
        </table:table-row>
        <table:table-row>
          <table:table-cell table:style-name="Таблица3.A10" office:value-type="string">
            <text:p text:style-name="P86">6</text:p>
          </table:table-cell>
          <table:table-cell table:style-name="Таблица3.B10" office:value-type="string">
            <text:p text:style-name="P68"><text:span text:style-name="Арабиййун"><text:span text:style-name="T17">٦</text:span></text:span></text:p>
          </table:table-cell>
          <table:table-cell table:style-name="Таблица3.C10" office:value-type="string">
            <text:p text:style-name="P71"><text:span text:style-name="Арабиййун"><text:span text:style-name="T27">سِتَّةٌ</text:span></text:span></text:p>
          </table:table-cell>
          <table:table-cell table:style-name="Таблица3.D10" office:value-type="string">
            <text:p text:style-name="P71"><text:span text:style-name="Арабиййун"><text:span text:style-name="T27">سِتٌّ</text:span></text:span></text:p>
          </table:table-cell>
        </table:table-row>
        <table:table-row>
          <table:table-cell table:style-name="Таблица3.A10" office:value-type="string">
            <text:p text:style-name="P86">7</text:p>
          </table:table-cell>
          <table:table-cell table:style-name="Таблица3.B10" office:value-type="string">
            <text:p text:style-name="P68"><text:span text:style-name="Арабиййун"><text:span text:style-name="T17">٧</text:span></text:span></text:p>
          </table:table-cell>
          <table:table-cell table:style-name="Таблица3.C10" office:value-type="string">
            <text:p text:style-name="P71"><text:span text:style-name="Арабиййун"><text:span text:style-name="T27">سَبْعَةٌ</text:span></text:span></text:p>
          </table:table-cell>
          <table:table-cell table:style-name="Таблица3.D10" office:value-type="string">
            <text:p text:style-name="P71"><text:span text:style-name="Арабиййун"><text:span text:style-name="T27">سَبْعٌ</text:span></text:span></text:p>
          </table:table-cell>
        </table:table-row>
        <table:table-row>
          <table:table-cell table:style-name="Таблица3.A10" office:value-type="string">
            <text:p text:style-name="P86">8</text:p>
          </table:table-cell>
          <table:table-cell table:style-name="Таблица3.B10" office:value-type="string">
            <text:p text:style-name="P68"><text:span text:style-name="Арабиййун"><text:span text:style-name="T17">٨</text:span></text:span></text:p>
          </table:table-cell>
          <table:table-cell table:style-name="Таблица3.C10" office:value-type="string">
            <text:p text:style-name="P71"><text:span text:style-name="Арабиййун"><text:span text:style-name="T27">ثَمَانِيَةٌ</text:span></text:span></text:p>
          </table:table-cell>
          <table:table-cell table:style-name="Таблица3.D10" office:value-type="string">
            <text:p text:style-name="P71"><text:span text:style-name="Арабиййун"><text:span text:style-name="T27">ثَمَانٍ</text:span></text:span></text:p>
          </table:table-cell>
        </table:table-row>
        <table:table-row>
          <table:table-cell table:style-name="Таблица3.A10" office:value-type="string">
            <text:p text:style-name="P86">9</text:p>
          </table:table-cell>
          <table:table-cell table:style-name="Таблица3.B10" office:value-type="string">
            <text:p text:style-name="P68"><text:span text:style-name="Арабиййун"><text:span text:style-name="T17">٩</text:span></text:span></text:p>
          </table:table-cell>
          <table:table-cell table:style-name="Таблица3.C10" office:value-type="string">
            <text:p text:style-name="P71"><text:span text:style-name="Арабиййун"><text:span text:style-name="T27">تِسْعَةٌ</text:span></text:span></text:p>
          </table:table-cell>
          <table:table-cell table:style-name="Таблица3.D10" office:value-type="string">
            <text:p text:style-name="P71"><text:span text:style-name="Арабиййун"><text:span text:style-name="T27">تِسْعٌ</text:span></text:span></text:p>
          </table:table-cell>
        </table:table-row>
        <table:table-row>
          <table:table-cell table:style-name="Таблица3.A11" office:value-type="string">
            <text:p text:style-name="P86">10</text:p>
          </table:table-cell>
          <table:table-cell table:style-name="Таблица3.B11" office:value-type="string">
            <text:p text:style-name="P68"><text:span text:style-name="Арабиййун"><text:span text:style-name="T17">١٠</text:span></text:span></text:p>
          </table:table-cell>
          <table:table-cell table:style-name="Таблица3.C11" office:value-type="string">
            <text:p text:style-name="P71"><text:span text:style-name="Арабиййун"><text:span text:style-name="T27">عَشَرَةٌ</text:span></text:span></text:p>
          </table:table-cell>
          <table:table-cell table:style-name="Таблица3.D11" office:value-type="string">
            <text:p text:style-name="P71"><text:span text:style-name="Арабиййун"><text:span text:style-name="T27">عَشْرٌ</text:span></text:span></text:p>
          </table:table-cell>
        </table:table-row>
        <table:table-row>
          <table:table-cell table:style-name="Таблица3.A14" office:value-type="string">
            <text:p text:style-name="P88">11</text:p>
          </table:table-cell>
          <table:table-cell table:style-name="Таблица3.B14" office:value-type="string">
            <text:p text:style-name="P72"><text:span text:style-name="Арабиййун"><text:span text:style-name="T17">١١</text:span></text:span></text:p>
          </table:table-cell>
          <table:table-cell table:style-name="Таблица3.C14" office:value-type="string">
            <text:p text:style-name="P73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4" office:value-type="string">
            <text:p text:style-name="P73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ext:soft-page-break/>
        <table:table-row>
          <table:table-cell table:style-name="Таблица3.A14" office:value-type="string">
            <text:p text:style-name="P88">12</text:p>
          </table:table-cell>
          <table:table-cell table:style-name="Таблица3.B14" office:value-type="string">
            <text:p text:style-name="P72"><text:span text:style-name="Арабиййун"><text:span text:style-name="T17">١٢</text:span></text:span></text:p>
          </table:table-cell>
          <table:table-cell table:style-name="Таблица3.C14" office:value-type="string">
            <text:p text:style-name="P73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4" office:value-type="string">
            <text:p text:style-name="P73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4" office:value-type="string">
            <text:p text:style-name="P88">13</text:p>
          </table:table-cell>
          <table:table-cell table:style-name="Таблица3.B14" office:value-type="string">
            <text:p text:style-name="P72"><text:span text:style-name="Арабиййун"><text:span text:style-name="T17">١٣</text:span></text:span></text:p>
          </table:table-cell>
          <table:table-cell table:style-name="Таблица3.C14" office:value-type="string">
            <text:p text:style-name="P74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4" office:value-type="string">
            <text:p text:style-name="P74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5" office:value-type="string">
            <text:p text:style-name="P88">14</text:p>
          </table:table-cell>
          <table:table-cell table:style-name="Таблица3.B15" office:value-type="string">
            <text:p text:style-name="P72"><text:span text:style-name="Арабиййун"><text:span text:style-name="T17">١٤</text:span></text:span></text:p>
          </table:table-cell>
          <table:table-cell table:style-name="Таблица3.C15" office:value-type="string">
            <text:p text:style-name="P74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5" office:value-type="string">
            <text:p text:style-name="P74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8" office:value-type="string">
            <text:p text:style-name="P88">15</text:p>
          </table:table-cell>
          <table:table-cell table:style-name="Таблица3.B18" office:value-type="string">
            <text:p text:style-name="P72"><text:span text:style-name="Арабиййун"><text:span text:style-name="T17">١٥</text:span></text:span></text:p>
          </table:table-cell>
          <table:table-cell table:style-name="Таблица3.C18" office:value-type="string">
            <text:p text:style-name="P74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8" office:value-type="string">
            <text:p text:style-name="P74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8" office:value-type="string">
            <text:p text:style-name="P88">16</text:p>
          </table:table-cell>
          <table:table-cell table:style-name="Таблица3.B18" office:value-type="string">
            <text:p text:style-name="P72"><text:span text:style-name="Арабиййун"><text:span text:style-name="T17">١٦</text:span></text:span></text:p>
          </table:table-cell>
          <table:table-cell table:style-name="Таблица3.C18" office:value-type="string">
            <text:p text:style-name="P74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8" office:value-type="string">
            <text:p text:style-name="P74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8" office:value-type="string">
            <text:p text:style-name="P88">17</text:p>
          </table:table-cell>
          <table:table-cell table:style-name="Таблица3.B18" office:value-type="string">
            <text:p text:style-name="P72"><text:span text:style-name="Арабиййун"><text:span text:style-name="T17">١٧</text:span></text:span></text:p>
          </table:table-cell>
          <table:table-cell table:style-name="Таблица3.C18" office:value-type="string">
            <text:p text:style-name="P74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8" office:value-type="string">
            <text:p text:style-name="P74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19" office:value-type="string">
            <text:p text:style-name="P88">18</text:p>
          </table:table-cell>
          <table:table-cell table:style-name="Таблица3.B19" office:value-type="string">
            <text:p text:style-name="P72"><text:span text:style-name="Арабиййун"><text:span text:style-name="T17">١٨</text:span></text:span></text:p>
          </table:table-cell>
          <table:table-cell table:style-name="Таблица3.C19" office:value-type="string">
            <text:p text:style-name="P74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19" office:value-type="string">
            <text:p text:style-name="P74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3.A20" office:value-type="string">
            <text:p text:style-name="P88">19</text:p>
          </table:table-cell>
          <table:table-cell table:style-name="Таблица3.B20" office:value-type="string">
            <text:p text:style-name="P72"><text:span text:style-name="Арабиййун"><text:span text:style-name="T17">١٩</text:span></text:span></text:p>
          </table:table-cell>
          <table:table-cell table:style-name="Таблица3.C20" office:value-type="string">
            <text:p text:style-name="P74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3.D20" office:value-type="string">
            <text:p text:style-name="P74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для ж. р. </text:span><text:span text:style-name="Арабиййун"><text:span text:style-name="T24">إِحْدَى</text:span></text:span><text:span text:style-name="T31">.</text:span></text:p>
      <text:p text:style-name="P7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3 до 10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</text:span><text:span text:style-name="Акцент"><text:span text:style-name="T40">сотня</text:span></text:span><text:span text:style-name="T40">),</text:span><text:span text:style-name="T32"> которое всегда остается в единственном числе.</text:span></text:p>
      <text:p text:style-name="P8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падеже единственного числа неопределенного состояния.</text:span></text:p>
      <text:p text:style-name="P9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0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1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2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</text:span><text:soft-page-break/><text:span text:style-name="T58">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, тысяч исчисляемое ставится в родительном падеже 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104" text:outline-level="2">Порядковы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84"><text:span text:style-name="Заголовок_20_таблицы"/></text:p>
            </table:table-cell>
            <table:table-cell table:style-name="Таблица4.A1" office:value-type="string">
              <text:p text:style-name="P75"><text:span text:style-name="Заголовок_20_таблицы"/></text:p>
            </table:table-cell>
            <table:table-cell table:style-name="Таблица4.A1" office:value-type="string">
              <text:p text:style-name="P75"><text:span text:style-name="Заголовок_20_таблицы"><text:span text:style-name="T23">Женский род</text:span></text:span></text:p>
            </table:table-cell>
            <table:table-cell table:style-name="Таблица4.A1" office:value-type="string">
              <text:p text:style-name="P75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4.A10" office:value-type="string">
            <text:p text:style-name="P87">1</text:p>
          </table:table-cell>
          <table:table-cell table:style-name="Таблица4.B10" office:value-type="string">
            <text:p text:style-name="P75"><text:span text:style-name="Арабиййун"><text:span text:style-name="T17">١</text:span></text:span></text:p>
          </table:table-cell>
          <table:table-cell table:style-name="Таблица4.C10" office:value-type="string">
            <text:p text:style-name="P75"><text:span text:style-name="Арабиййун"><text:span text:style-name="T33">أُولَى</text:span></text:span></text:p>
          </table:table-cell>
          <table:table-cell table:style-name="Таблица4.D10" office:value-type="string">
            <text:p text:style-name="P75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4.A10" office:value-type="string">
            <text:p text:style-name="P87">2</text:p>
          </table:table-cell>
          <table:table-cell table:style-name="Таблица4.B10" office:value-type="string">
            <text:p text:style-name="P75"><text:span text:style-name="Арабиййун"><text:span text:style-name="T17">٢</text:span></text:span></text:p>
          </table:table-cell>
          <table:table-cell table:style-name="Таблица4.C10" office:value-type="string">
            <text:p text:style-name="P75"><text:span text:style-name="Арабиййун"><text:span text:style-name="T33">ثَانِيَةٌ</text:span></text:span></text:p>
          </table:table-cell>
          <table:table-cell table:style-name="Таблица4.D10" office:value-type="string">
            <text:p text:style-name="P75"><text:span text:style-name="Арабиййун"><text:span text:style-name="T33">ثَانٍ</text:span></text:span></text:p>
          </table:table-cell>
        </table:table-row>
        <table:table-row>
          <table:table-cell table:style-name="Таблица4.A10" office:value-type="string">
            <text:p text:style-name="P87">3</text:p>
          </table:table-cell>
          <table:table-cell table:style-name="Таблица4.B10" office:value-type="string">
            <text:p text:style-name="P75"><text:span text:style-name="Арабиййун"><text:span text:style-name="T17">٣</text:span></text:span></text:p>
          </table:table-cell>
          <table:table-cell table:style-name="Таблица4.C10" office:value-type="string">
            <text:p text:style-name="P76"><text:span text:style-name="Арабиййун"><text:span text:style-name="T34">ثَالِثَةٌ</text:span></text:span></text:p>
          </table:table-cell>
          <table:table-cell table:style-name="Таблица4.D10" office:value-type="string">
            <text:p text:style-name="P76"><text:span text:style-name="Арабиййун"><text:span text:style-name="T34">ثَالِثٌ</text:span></text:span></text:p>
          </table:table-cell>
        </table:table-row>
        <table:table-row>
          <table:table-cell table:style-name="Таблица4.A10" office:value-type="string">
            <text:p text:style-name="P87">4</text:p>
          </table:table-cell>
          <table:table-cell table:style-name="Таблица4.B10" office:value-type="string">
            <text:p text:style-name="P75"><text:span text:style-name="Арабиййун"><text:span text:style-name="T17">٤</text:span></text:span></text:p>
          </table:table-cell>
          <table:table-cell table:style-name="Таблица4.C10" office:value-type="string">
            <text:p text:style-name="P76"><text:span text:style-name="Арабиййун"><text:span text:style-name="T34">رَابِعَةٌ</text:span></text:span></text:p>
          </table:table-cell>
          <table:table-cell table:style-name="Таблица4.D10" office:value-type="string">
            <text:p text:style-name="P76"><text:span text:style-name="Арабиййун"><text:span text:style-name="T34">رَابِعٌ</text:span></text:span></text:p>
          </table:table-cell>
        </table:table-row>
        <table:table-row>
          <table:table-cell table:style-name="Таблица4.A10" office:value-type="string">
            <text:p text:style-name="P87">5</text:p>
          </table:table-cell>
          <table:table-cell table:style-name="Таблица4.B10" office:value-type="string">
            <text:p text:style-name="P75"><text:span text:style-name="Арабиййун"><text:span text:style-name="T17">٥</text:span></text:span></text:p>
          </table:table-cell>
          <table:table-cell table:style-name="Таблица4.C10" office:value-type="string">
            <text:p text:style-name="P76"><text:span text:style-name="Арабиййун"><text:span text:style-name="T34">خَامِسَةٌ</text:span></text:span></text:p>
          </table:table-cell>
          <table:table-cell table:style-name="Таблица4.D10" office:value-type="string">
            <text:p text:style-name="P76"><text:span text:style-name="Арабиййун"><text:span text:style-name="T34">خَامِسٌ</text:span></text:span></text:p>
          </table:table-cell>
        </table:table-row>
        <table:table-row>
          <table:table-cell table:style-name="Таблица4.A10" office:value-type="string">
            <text:p text:style-name="P87">6</text:p>
          </table:table-cell>
          <table:table-cell table:style-name="Таблица4.B10" office:value-type="string">
            <text:p text:style-name="P75"><text:span text:style-name="Арабиййун"><text:span text:style-name="T17">٦</text:span></text:span></text:p>
          </table:table-cell>
          <table:table-cell table:style-name="Таблица4.C10" office:value-type="string">
            <text:p text:style-name="P76"><text:span text:style-name="Арабиййун"><text:span text:style-name="T34">سَادِسَةٌ</text:span></text:span></text:p>
          </table:table-cell>
          <table:table-cell table:style-name="Таблица4.D10" office:value-type="string">
            <text:p text:style-name="P76"><text:span text:style-name="Арабиййун"><text:span text:style-name="T34">سَادِسٌ</text:span></text:span></text:p>
          </table:table-cell>
        </table:table-row>
        <table:table-row>
          <table:table-cell table:style-name="Таблица4.A10" office:value-type="string">
            <text:p text:style-name="P87">7</text:p>
          </table:table-cell>
          <table:table-cell table:style-name="Таблица4.B10" office:value-type="string">
            <text:p text:style-name="P75"><text:span text:style-name="Арабиййун"><text:span text:style-name="T17">٧</text:span></text:span></text:p>
          </table:table-cell>
          <table:table-cell table:style-name="Таблица4.C10" office:value-type="string">
            <text:p text:style-name="P77"><text:span text:style-name="Арабиййун"><text:span text:style-name="T35">سَابِعَةٌ</text:span></text:span></text:p>
          </table:table-cell>
          <table:table-cell table:style-name="Таблица4.D10" office:value-type="string">
            <text:p text:style-name="P77"><text:span text:style-name="Арабиййун"><text:span text:style-name="T35">سَابِعٌ</text:span></text:span></text:p>
          </table:table-cell>
        </table:table-row>
        <table:table-row>
          <table:table-cell table:style-name="Таблица4.A10" office:value-type="string">
            <text:p text:style-name="P87">8</text:p>
          </table:table-cell>
          <table:table-cell table:style-name="Таблица4.B10" office:value-type="string">
            <text:p text:style-name="P75"><text:span text:style-name="Арабиййун"><text:span text:style-name="T17">٨</text:span></text:span></text:p>
          </table:table-cell>
          <table:table-cell table:style-name="Таблица4.C10" office:value-type="string">
            <text:p text:style-name="P77"><text:span text:style-name="Арабиййун"><text:span text:style-name="T35">ثَامِنَةٌ</text:span></text:span></text:p>
          </table:table-cell>
          <table:table-cell table:style-name="Таблица4.D10" office:value-type="string">
            <text:p text:style-name="P77"><text:span text:style-name="Арабиййун"><text:span text:style-name="T35">ثَامِنٌ</text:span></text:span></text:p>
          </table:table-cell>
        </table:table-row>
        <table:table-row>
          <table:table-cell table:style-name="Таблица4.A10" office:value-type="string">
            <text:p text:style-name="P87">9</text:p>
          </table:table-cell>
          <table:table-cell table:style-name="Таблица4.B10" office:value-type="string">
            <text:p text:style-name="P75"><text:span text:style-name="Арабиййун"><text:span text:style-name="T17">٩</text:span></text:span></text:p>
          </table:table-cell>
          <table:table-cell table:style-name="Таблица4.C10" office:value-type="string">
            <text:p text:style-name="P78"><text:span text:style-name="Арабиййун"><text:span text:style-name="T36">تَاسِعَةٌ</text:span></text:span></text:p>
          </table:table-cell>
          <table:table-cell table:style-name="Таблица4.D10" office:value-type="string">
            <text:p text:style-name="P78"><text:span text:style-name="Арабиййун"><text:span text:style-name="T36">تَاسِعٌ</text:span></text:span></text:p>
          </table:table-cell>
        </table:table-row>
        <table:table-row>
          <table:table-cell table:style-name="Таблица4.A11" office:value-type="string">
            <text:p text:style-name="P87">10</text:p>
          </table:table-cell>
          <table:table-cell table:style-name="Таблица4.B11" office:value-type="string">
            <text:p text:style-name="P75"><text:span text:style-name="Арабиййун"><text:span text:style-name="T17">١٠</text:span></text:span></text:p>
          </table:table-cell>
          <table:table-cell table:style-name="Таблица4.C11" office:value-type="string">
            <text:p text:style-name="P78"><text:span text:style-name="Арабиййун"><text:span text:style-name="T36">عَاشِرَةٌ</text:span></text:span></text:p>
          </table:table-cell>
          <table:table-cell table:style-name="Таблица4.D11" office:value-type="string">
            <text:p text:style-name="P78"><text:span text:style-name="Арабиййун"><text:span text:style-name="T36">عَاشِرٌ</text:span></text:span></text:p>
          </table:table-cell>
        </table:table-row>
      </table:table>
      <text:p text:style-name="Standard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Standard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Прочее</text:h>
      <text:p text:style-name="P20"><text:span text:style-name="Пункт"><text:span text:style-name="T97">Союз</text:span></text:span><text:span text:style-name="T115"> </text:span><text:span text:style-name="Арабиййун"><text:span text:style-name="T116">أَمَّا … ف</text:span></text:span><text:span text:style-name="Арабиййун"><text:span text:style-name="T117">َ </text:span></text:span><text:span text:style-name="Арабиййун"><text:span text:style-name="T174">… ـ</text:span></text:span><text:span text:style-name="T118"> означает </text:span><text:span text:style-name="Акцент"><text:span text:style-name="T118">что касается..., то...</text:span></text:span><text:span text:style-name="T118">. Как правило, подлежащее, следующее за </text:span><text:span text:style-name="Арабиййун"><text:span text:style-name="T118">أَمَّا</text:span></text:span><text:span text:style-name="T118"> в </text:span><text:soft-page-break/><text:span text:style-name="T118">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8">فَ</text:span></text:span><text:span text:style-name="T118"> слитно. При этом </text:span><text:span text:style-name="T175">этот </text:span><text:span text:style-name="T118">союз не влечет за собой изменений падежных флексий.</text:span></text:p>
      <text:p text:style-name="P13"><text:span text:style-name="Пункт">Союз</text:span> <text:span text:style-name="Арабиййун">وَ لَوْ لَا … لَـ</text:span> означает <text:span text:style-name="Акцент">если бы не …, то …</text:span>.</text:p>
      <text:p text:style-name="P13"><text:span text:style-name="Пункт"><text:span text:style-name="T166">Союз</text:span></text:span><text:span text:style-name="T166"> </text:span><text:span text:style-name="Арабиййун"><text:span text:style-name="T166">لَا … <text:s text:c="2"/>فَحَسْبُ بَلْ … ـ</text:span></text:span><text:span text:style-name="T166"> означает </text:span><text:span text:style-name="Акцент"><text:span text:style-name="T166">не только …, но и …</text:span></text:span><text:span text:style-name="T166">.</text:span></text:p>
      <text:p text:style-name="P13"><text:span text:style-name="Пункт"><text:span text:style-name="T175">Союзы</text:span></text:span><text:span text:style-name="T175"> </text:span><text:span text:style-name="Арабиййун"><text:span text:style-name="T175">إِمَّا … <text:s/>أَوْ (أَمْ) … ؛ إِمَّا … <text:s/>إِمَّا … ـ</text:span></text:span><text:span text:style-name="T175"> означают </text:span><text:span text:style-name="Акцент"><text:span text:style-name="T175">либо …, либо …; или …, или …</text:span></text:span><text:span text:style-name="T175">.</text:span></text:p>
      <text:p text:style-name="P18"><text:span text:style-name="Пункт"><text:span text:style-name="T98">Если</text:span></text:span><text:span text:style-name="T118"> предлог </text:span><text:span text:style-name="Арабиййун"><text:span text:style-name="T118">لِ</text:span></text:span><text:span text:style-name="T118"> присоединяе</text:span><text:span text:style-name="T117">т</text:span><text:span text:style-name="T118">ся к определенному артиклю, то </text:span><text:span text:style-name="Арабиййун"><text:span text:style-name="T119">أَ</text:span></text:span><text:span text:style-name="T118"> опускается — </text:span><text:span text:style-name="Арабиййун"><text:span text:style-name="T118">للْمعلم</text:span></text:span><text:span text:style-name="T118">. Если в </text:span><text:span text:style-name="T118">слове с определенным артиклем первой коренной является </text:span><text:span text:style-name="Арабиййун"><text:span text:style-name="T118">ل</text:span></text:span><text:span text:style-name="T118">, то опускается весь артикль — </text:span><text:span text:style-name="Арабиййун"><text:span text:style-name="T118">للّغة</text:span></text:span><text:span text:style-name="T118">. </text:span></text:p>
      <text:p text:style-name="P18"><text:span text:style-name="Пункт"><text:span text:style-name="T98">Указательное</text:span></text:span><text:span text:style-name="T118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8"><text:span text:style-name="Пункт"><text:span text:style-name="T98">Оборот</text:span></text:span><text:span text:style-name="T118"> </text:span><text:span text:style-name="Арабиййун"><text:span text:style-name="T118">عِيَارَةٌ عَنْ</text:span></text:span><text:span text:style-name="T118"> означает </text:span><text:span text:style-name="Акцент"><text:span text:style-name="T118">представляет собой</text:span></text:span><text:span text:style-name="T118">. </text:span></text:p>
      <text:p text:style-name="P18"><text:span text:style-name="Пункт"><text:span text:style-name="T92">Глагол</text:span></text:span><text:span text:style-name="T120"> </text:span><text:span text:style-name="Арабиййун"><text:span text:style-name="T120">كَانَ</text:span></text:span><text:span text:style-name="T120">, помимо полнозначного глагола (</text:span><text:span text:style-name="Акцент"><text:span text:style-name="T120">быть</text:span></text:span><text:span text:style-name="T120">, </text:span><text:span text:style-name="Акцент"><text:span text:style-name="T120">находиться</text:span></text:span><text:span text:style-name="T120">), также выполняет функцию глагола-связки прошедшего времени (</text:span><text:span text:style-name="Акцент"><text:span text:style-name="T120">быть</text:span></text:span><text:span text:style-name="T120">, </text:span><text:span text:style-name="Акцент"><text:span text:style-name="T120">являться</text:span></text:span><text:span text:style-name="T120">). Употребляясь в качестве глагола-связки прошедшего времени в именном предложении, глагол </text:span><text:span text:style-name="Арабиййун"><text:span text:style-name="T120">كَانَ</text:span></text:span><text:span text:style-name="T120"> требует постановки именной части составного сказуемого в винительном падеже неопределенного состояния.</text:span></text:p>
      <text:p text:style-name="P18"><text:span text:style-name="Пункт"><text:span text:style-name="T91">Глагол</text:span></text:span><text:span text:style-name="T111"> </text:span><text:span text:style-name="Арабиййун"><text:span text:style-name="T91">لَيْسَ</text:span></text:span><text:span text:style-name="T91"> (</text:span><text:span text:style-name="Акцент"><text:span text:style-name="T91">не быть</text:span></text:span><text:span text:style-name="T91">) является как бы отрицательным вариантом </text:span><text:span text:style-name="Арабиййун"><text:span text:style-name="T92">كَانَ</text:span></text:span><text:span text:style-name="T92"> </text:span><text:span text:style-name="T93">(</text:span><text:span text:style-name="Акцент"><text:span text:style-name="T93">быть</text:span></text:span><text:span text:style-name="T93">, </text:span><text:span text:style-name="Акцент"><text:span text:style-name="T93">иметься</text:span></text:span><text:span text:style-name="T93">, </text:span><text:span text:style-name="Акцент"><text:span text:style-name="T93">являться</text:span></text:span><text:span text:style-name="T93">)</text:span><text:span text:style-name="T91">. </text:span><text:span text:style-name="T93">Особенность: спрягается только в прошедшем времени, при этом имеет значение настоящего времени. </text:span><text:span text:style-name="T94">Может выступать как самостоятельный глагол </text:span><text:span text:style-name="Акцент"><text:span text:style-name="T94">не быть</text:span></text:span><text:span text:style-name="T94">, </text:span><text:span text:style-name="Акцент"><text:span text:style-name="T94">не иметься</text:span></text:span><text:span text:style-name="T94">, </text:span><text:span text:style-name="Акцент"><text:span text:style-name="T94">не иметь места</text:span></text:span><text:span text:style-name="T94">, так и как глагола-связка </text:span><text:span text:style-name="Акцент"><text:span text:style-name="T94">не быть</text:span></text:span><text:span text:style-name="T94">, </text:span><text:span text:style-name="Акцент"><text:span text:style-name="T94">не являться</text:span></text:span><text:span text:style-name="T94">. Будучи употребленным в функции глагола-связки, именная часть составного сказуемого ставится </text:span><text:span text:style-name="T95">в неопределенном состоянии</text:span><text:span text:style-name="T94"> либо в винительном падеже без предлога, либо в родительном падеже с предлогом </text:span><text:span text:style-name="Арабиййун"><text:span text:style-name="T94">بِ</text:span></text:span><text:span text:style-name="T94">.</text:span></text:p>
      <text:p text:style-name="P18"><text:span text:style-name="Пункт"><text:span text:style-name="T99">Приложени</text:span></text:span><text:span text:style-name="Пункт"><text:span text:style-name="T100">е</text:span></text:span><text:span text:style-name="T119"> (т. е. определение, выраженн</text:span><text:span text:style-name="T124">ое</text:span><text:span text:style-name="T119"> существительным и согласованным с поясняемым словом в состоянии, роде, числе и падеже) — определени</text:span><text:span text:style-name="T121">е</text:span><text:span text:style-name="T119">, </text:span><text:span text:style-name="T122">обозначающ</text:span><text:span text:style-name="T121">е</text:span><text:span text:style-name="T122">е звание, профессию, род занятий, титул, прозвище и т. п. </text:span><text:span text:style-name="T123">Приложение обычно стоит перед поясняемым словом.</text:span></text:p>
      <text:p text:style-name="P1"><text:span text:style-name="Пункт"><text:span text:style-name="T96">В арабском</text:span></text:span><text:span text:style-name="T96"> нет специального глагола </text:span><text:span text:style-name="Акцент"><text:span text:style-name="T96">иметь</text:span></text:span><text:span text:style-name="T96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6">لِ</text:span></text:span><text:span text:style-name="Арабиййун"><text:span text:style-name="T106">، </text:span></text:span><text:span text:style-name="Арабиййун"><text:span text:style-name="T96">عِنْدَ</text:span></text:span><text:span text:style-name="Арабиййун"><text:span text:style-name="T106">،</text:span></text:span><text:span text:style-name="T96"> </text:span><text:span text:style-name="Арабиййун"><text:span text:style-name="T96">مَعَ</text:span></text:span><text:span text:style-name="T96">: при этом, как правило, </text:span><text:span text:style-name="Арабиййун"><text:span text:style-name="T96">لِ</text:span></text:span><text:span text:style-name="T96"> выражает принадлежность, </text:span><text:span text:style-name="Арабиййун"><text:span text:style-name="T96">عِنْدَ</text:span></text:span><text:span text:style-name="T96"> — наличие вообще, </text:span><text:span text:style-name="Арабиййун"><text:span text:style-name="T96">مَعَ</text:span></text:span><text:span text:style-name="T96"> — наличие в данное время.</text:span></text:p>
      <text:p text:style-name="P2"><text:span text:style-name="Пункт"><text:span text:style-name="T101">Существительное</text:span></text:span><text:span text:style-name="T101"> </text:span><text:span text:style-name="Арабиййун"><text:span text:style-name="T101">غَيْرٌ</text:span></text:span><text:span text:style-name="T101"> (</text:span><text:span text:style-name="Акцент"><text:span text:style-name="T101">нечто иное</text:span></text:span><text:span text:style-name="T101">, </text:span><text:span text:style-name="Акцент"><text:span text:style-name="T101">другое</text:span></text:span><text:span text:style-name="T101">) </text:span><text:span text:style-name="T102">в</text:span><text:span text:style-name="T101"> сочетании с последующим прилагательным в родительном падеже сообщает прилагательному отрицательное значение, </text:span><text:span text:style-name="T102">причем согласование в роде, числе и состоянии происходит только в прилагательном. Слово </text:span><text:span text:style-name="Арабиййун"><text:span text:style-name="T101">غَيْرٌ</text:span></text:span><text:span text:style-name="T102"> согласуется с определяемым в падеже. </text:span><text:span text:style-name="T103">Употребляясь со слитным местоимением это слово выступает в значении </text:span><text:span text:style-name="Акцент"><text:span text:style-name="T103">другой</text:span></text:span><text:span text:style-name="T103">, </text:span><text:span text:style-name="Акцент"><text:span text:style-name="T103">иной</text:span></text:span><text:span text:style-name="T103">.</text:span></text:p>
      <text:p text:style-name="P3"><text:soft-page-break/><text:span text:style-name="Пункт"><text:span text:style-name="T104">Глагольная</text:span></text:span><text:span text:style-name="T104"> частица </text:span><text:span text:style-name="Арабиййун"><text:span text:style-name="T104">قَدْ</text:span></text:span><text:span text:style-name="T104"> или </text:span><text:span text:style-name="Арабиййун"><text:span text:style-name="T104">لَقَدْ</text:span></text:span><text:span text:style-name="T104">, будучи употребленной перед формой прошедшего времени, выполняет подтвердительную функцию в значении </text:span><text:span text:style-name="Акцент"><text:span text:style-name="T104">уже</text:span></text:span><text:span text:style-name="T104"> для выражения законченности, завершенности. </text:span><text:span text:style-name="T105">А </text:span><text:span text:style-name="T104">частица </text:span><text:span text:style-name="Арабиййун"><text:span text:style-name="T104">قَدْ</text:span></text:span><text:span text:style-name="T104">, будучи употребленной </text:span><text:span text:style-name="T105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5">иногда</text:span></text:span><text:span text:style-name="T105">, </text:span><text:span text:style-name="Акцент"><text:span text:style-name="T105">немного</text:span></text:span><text:span text:style-name="T105">, </text:span><text:span text:style-name="Акцент"><text:span text:style-name="T105">возможно</text:span></text:span><text:span text:style-name="T105"> и т. д.</text:span></text:p>
      <text:p text:style-name="P4"><text:span text:style-name="Пункт"><text:span text:style-name="T107">Имя единичности</text:span></text:span><text:span text:style-name="T107"> (</text:span><text:span text:style-name="Акцент"><text:span text:style-name="T109">лук </text:span></text:span><text:span text:style-name="T109">—</text:span><text:span text:style-name="Акцент"><text:span text:style-name="T109"> луковица</text:span></text:span><text:span text:style-name="T109">,</text:span><text:span text:style-name="Акцент"><text:span text:style-name="T109"> </text:span></text:span><text:span text:style-name="Акцент"><text:span text:style-name="T110">с</text:span></text:span><text:span text:style-name="Акцент"><text:span text:style-name="T109">кот</text:span></text:span><text:span text:style-name="Акцент"><text:span text:style-name="T107"> </text:span></text:span><text:span text:style-name="T107">—</text:span><text:span text:style-name="Акцент"><text:span text:style-name="T107"> корова</text:span></text:span><text:span text:style-name="T107">) образуется от имен собирательных прибавлением окончания </text:span><text:span text:style-name="Арабиййун"><text:span text:style-name="T107">ـَةٌ</text:span></text:span><text:span text:style-name="T107">.</text:span></text:p>
      <text:p text:style-name="P4"><text:span text:style-name="Пункт"><text:span text:style-name="T107">Имя однократности</text:span></text:span><text:span text:style-name="T107"> (</text:span><text:span text:style-name="Акцент"><text:span text:style-name="T107">биение</text:span></text:span><text:span text:style-name="T107"> — </text:span><text:span text:style-name="Акцент"><text:span text:style-name="T107">удар</text:span></text:span><text:span text:style-name="T107">) образуется прибавлением </text:span><text:span text:style-name="Арабиййун"><text:span text:style-name="T107">ـَةٌ</text:span></text:span><text:span text:style-name="T107"> к масдару.</text:span></text:p>
      <text:p text:style-name="P4"><text:span text:style-name="Пункт"><text:span text:style-name="T107">Абсолютный масдар</text:span></text:span><text:span text:style-name="T107"> (</text:span><text:span text:style-name="Акцент"><text:span text:style-name="T107">говорить говором, читать чтением</text:span></text:span><text:span text:style-name="T107">) образуется от того же глагола и часто стоит в винительном падеже неопределенного состояния. </text:span><text:span text:style-name="T108">Обычно ставится в конце </text:span><text:span text:style-name="T108">предложения.</text:span></text:p>
      <text:p text:style-name="P14"><text:span text:style-name="Пункт"><text:span text:style-name="T167">Неопределенность</text:span></text:span><text:span text:style-name="T167"> выражается с помощью: </text:span><text:span text:style-name="Арабиййун"><text:span text:style-name="T167">مَا</text:span></text:span><text:span text:style-name="T167"> в значении </text:span><text:span text:style-name="Акцент"><text:span text:style-name="T167">какой-нибудь, какой-либо, любой</text:span></text:span><text:span text:style-name="T167">, которое ставится после существительного, при этом танвин имеет тенденцию ассимилироваться с </text:span><text:span text:style-name="Акцент"><text:span text:style-name="T170">мим</text:span></text:span><text:span text:style-name="T167">; </text:span><text:span text:style-name="Арабиййун"><text:span text:style-name="T168">أَيٌّ</text:span></text:span><text:span text:style-name="T168"> (м. р.), </text:span><text:span text:style-name="Арабиййун"><text:span text:style-name="T168">أَيَّةٌ</text:span></text:span><text:span text:style-name="T168"> (ж. р.) в значении </text:span><text:span text:style-name="Акцент"><text:span text:style-name="T168">какой-нибудь, какой-либо, любой</text:span></text:span><text:span text:style-name="T168">, которое ставится перед поясняемым словом, стоящим в неопределенном состоянии, и обычно согласуется с ним в роде, и образует с ним несогласованное определение; </text:span><text:span text:style-name="Арабиййун"><text:span text:style-name="T169">شَىْءٌ</text:span></text:span><text:span text:style-name="T169"> и </text:span><text:span text:style-name="Арабиййун"><text:span text:style-name="T169">أَحَدٌ</text:span></text:span><text:span text:style-name="T169"> в значении </text:span><text:span text:style-name="Акцент"><text:span text:style-name="T169">нечто</text:span></text:span><text:span text:style-name="T169"> и </text:span><text:span text:style-name="Акцент"><text:span text:style-name="T169">некто</text:span></text:span><text:span text:style-name="T169">, соответственно; </text:span><text:span text:style-name="Арабиййун"><text:span text:style-name="T171">بَعْضٌ</text:span></text:span><text:span text:style-name="T171"> </text:span><text:span text:style-name="Акцент"><text:span text:style-name="T171">кто-нибудь из, один из, некоторые из</text:span></text:span><text:span text:style-name="T171"> (предпочтительно для лиц) и </text:span><text:span text:style-name="Арабиййун"><text:span text:style-name="T171">عِدَّةٌ</text:span></text:span><text:span text:style-name="T171"> </text:span><text:span text:style-name="Акцент"><text:span text:style-name="T171">некоторое число, несколько</text:span></text:span><text:span text:style-name="T171"> (в основном для предметов), </text:span><text:span text:style-name="T172">которые ставятся перед именем во множественном числе, определенного и неопределенного состояний, соот</text:span><text:span text:style-name="T173">ветственно.</text:span></text:p>
      <text:p text:style-name="P15"><text:span text:style-name="Пункт"><text:span text:style-name="T178">Частица</text:span></text:span><text:span text:style-name="T178"> </text:span><text:span text:style-name="Арабиййун"><text:span text:style-name="T178">كَلَّا</text:span></text:span><text:span text:style-name="T178"> (</text:span><text:span text:style-name="Акцент"><text:span text:style-name="T178">нет, совсем нет</text:span></text:span><text:span text:style-name="T178">) служит для выражения абсолютного отрицания. Употребляется тогда, когда опровергается вопрос, предполагавший положительный ответ.</text:span></text:p>
      <text:p text:style-name="P15"><text:span text:style-name="Пункт"><text:span text:style-name="T178">Частица</text:span></text:span><text:span text:style-name="T178"> </text:span><text:span text:style-name="Арабиййун"><text:span text:style-name="T178">إِيَّا</text:span></text:span><text:span text:style-name="T178"> служит для выделения второго слитного местоимения при вдвойне переходном глаголе, а также для изолированного от глагола оформления слитного местоимения, выступающего в функции личного местоимения в именительном падеже.</text:span></text:p>
      <text:p text:style-name="P16"/>
      <text:p text:style-name="P16"/>
      <text:p text:style-name="P17"/>
      <text:p text:style-name="P5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Lohit Hindi" svg:font-family="'Lohit Hindi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Lohit Hindi" fo:font-size="12pt" fo:background-color="transparent" style:font-size-asian="10.5pt"/>
    </style:style>
    <style:style style:name="Заголовок_20_таблицы" style:display-name="Заголовок таблицы" style:family="text">
      <style:text-properties fo:color="#5e11a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4-01-13T10:16:03</dc:date>
    <dc:creator>Yerzhan </dc:creator>
    <meta:editing-duration>P1DT1H29M12S</meta:editing-duration>
    <meta:editing-cycles>232</meta:editing-cycles>
    <meta:generator>LibreOffice/3.6$Linux_X86_64 LibreOffice_project/360m1$Build-2</meta:generator>
    <meta:document-statistic meta:table-count="4" meta:image-count="0" meta:object-count="0" meta:page-count="11" meta:paragraph-count="303" meta:word-count="2464" meta:character-count="16764" meta:non-whitespace-character-count="14596"/>
  </office:meta>
</office:document-meta>
</file>